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6861in" fo:margin-left="0in" table:align="left"/>
    </style:style>
    <style:style style:name="Table1.A" style:family="table-column">
      <style:table-column-properties style:column-width="2.2285in"/>
    </style:style>
    <style:style style:name="Table1.C" style:family="table-column">
      <style:table-column-properties style:column-width="2.2292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6861in" fo:margin-left="0in" table:align="left"/>
    </style:style>
    <style:style style:name="Table2.A" style:family="table-column">
      <style:table-column-properties style:column-width="2.2285in"/>
    </style:style>
    <style:style style:name="Table2.C" style:family="table-column">
      <style:table-column-properties style:column-width="2.2292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6861in" fo:margin-left="0in" table:align="left"/>
    </style:style>
    <style:style style:name="Table3.A" style:family="table-column">
      <style:table-column-properties style:column-width="1.3368in"/>
    </style:style>
    <style:style style:name="Table3.C" style:family="table-column">
      <style:table-column-properties style:column-width="1.3375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P1" style:family="paragraph" style:parent-style-name="Standard" style:master-page-name="MP0">
      <style:paragraph-properties style:page-number="auto" fo:break-before="page"/>
      <style:text-properties fo:font-size="16pt" style:font-size-asian="16pt" style:font-size-complex="16pt"/>
    </style:style>
    <style:style style:name="P2" style:family="paragraph" style:parent-style-name="Standard">
      <style:text-properties fo:font-size="16pt" fo:language="es" fo:country="AR" style:font-size-asian="16pt" style:font-size-complex="16pt"/>
    </style:style>
    <style:style style:name="P3"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text-properties fo:font-size="16pt" fo:language="es" fo:country="AR" style:font-size-asian="16pt" style:font-size-complex="16pt"/>
    </style:style>
    <style:style style:name="P7" style:family="paragraph" style:parent-style-name="Standard" style:list-style-name="L4">
      <style:text-properties fo:font-size="16pt" fo:language="es" fo:country="AR" style:font-size-asian="16pt" style:font-size-complex="16pt"/>
    </style:style>
    <style:style style:name="P8" style:family="paragraph" style:parent-style-name="Standard" style:list-style-name="L5">
      <style:text-properties fo:font-size="16pt" fo:language="es" fo:country="AR" style:font-size-asian="16pt" style:font-size-complex="16pt"/>
    </style:style>
    <style:style style:name="P9" style:family="paragraph" style:parent-style-name="Standard" style:list-style-name="L6">
      <style:text-properties fo:font-size="16pt" fo:language="es" fo:country="AR" style:font-size-asian="16pt" style:font-size-complex="16pt"/>
    </style:style>
    <style:style style:name="P10" style:family="paragraph" style:parent-style-name="Standard">
      <style:text-properties fo:font-size="16pt" style:font-size-asian="16pt" style:font-size-complex="16pt"/>
    </style:style>
    <style:style style:name="P11" style:family="paragraph" style:parent-style-name="Standard" style:list-style-name="L7">
      <style:text-properties fo:font-size="16pt" fo:language="es" fo:country="AR" style:font-size-asian="16pt" style:font-size-complex="16pt"/>
    </style:style>
    <style:style style:name="P12" style:family="paragraph" style:parent-style-name="Standard">
      <style:text-properties fo:font-size="16pt" fo:language="es" fo:country="AR" style:text-underline-style="solid" style:text-underline-width="auto" style:text-underline-color="font-color" style:text-underline-mode="continuous" style:text-overline-mode="continuous" style:text-line-through-mode="continuous" style:font-size-asian="16pt" style:font-size-complex="16pt"/>
    </style:style>
    <style:style style:name="P13" style:family="paragraph" style:parent-style-name="Standard">
      <style:text-properties fo:font-size="16pt" fo:language="es" fo:country="AR" fo:font-weight="bold" style:font-size-asian="16pt" style:font-weight-asian="bold" style:font-size-complex="16pt" style:font-weight-complex="bold"/>
    </style:style>
    <style:style style:name="P14" style:family="paragraph" style:parent-style-name="Standard" style:list-style-name="L8"/>
    <style:style style:name="P15" style:family="paragraph" style:parent-style-name="Standard" style:list-style-name="L9">
      <style:text-properties fo:font-size="16pt" style:font-size-asian="16pt" style:font-size-complex="16pt"/>
    </style:style>
    <style:style style:name="P16" style:family="paragraph" style:parent-style-name="Standard" style:list-style-name="L10">
      <style:text-properties fo:font-size="16pt" style:font-size-asian="16pt" style:font-size-complex="16pt"/>
    </style:style>
    <style:style style:name="P17" style:family="paragraph" style:parent-style-name="Standard" style:list-style-name="L11">
      <style:text-properties fo:font-size="16pt" style:font-size-asian="16pt" style:font-size-complex="16pt"/>
    </style:style>
    <style:style style:name="P18" style:family="paragraph" style:parent-style-name="Standard" style:list-style-name="L12">
      <style:text-properties fo:font-size="16pt" style:font-size-asian="16pt" style:font-size-complex="16pt"/>
    </style:style>
    <style:style style:name="P19" style:family="paragraph" style:parent-style-name="Standard">
      <style:paragraph-properties fo:margin-left="0.4925in">
        <style:tab-stops/>
      </style:paragraph-properties>
    </style:style>
    <style:style style:name="P20" style:family="paragraph" style:parent-style-name="Standard">
      <style:paragraph-properties>
        <style:tab-stops>
          <style:tab-stop style:position="2.7709in"/>
        </style:tab-stops>
      </style:paragraph-properties>
      <style:text-properties fo:font-size="16pt" fo:language="es" fo:country="AR" style:font-size-asian="16pt" style:font-size-complex="16pt"/>
    </style:style>
    <style:style style:name="P21" style:family="paragraph" style:parent-style-name="Standard">
      <style:text-properties fo:language="es" fo:country="AR"/>
    </style:style>
    <style:style style:name="P22" style:family="paragraph" style:parent-style-name="Título">
      <style:text-properties fo:language="es" fo:country="AR"/>
    </style:style>
    <style:style style:name="P23" style:family="paragraph" style:parent-style-name="Standard">
      <style:text-properties fo:font-size="16pt" fo:language="es" fo:country="AR" fo:background-color="#ffff00" style:font-size-asian="16pt" style:font-size-complex="16pt"/>
    </style:style>
    <style:style style:name="P24" style:family="paragraph" style:parent-style-name="Standard">
      <style:paragraph-properties fo:margin-left="0.4925in">
        <style:tab-stops/>
      </style:paragraph-properties>
      <style:text-properties fo:font-size="16pt" fo:language="es" fo:country="AR" style:font-size-asian="16pt" style:font-size-complex="16pt"/>
    </style:style>
    <style:style style:name="P25" style:family="paragraph" style:parent-style-name="Standard">
      <style:paragraph-properties fo:margin-left="0.9846in" fo:text-indent="0.4925in" style:auto-text-indent="false">
        <style:tab-stops/>
      </style:paragraph-properties>
      <style:text-properties fo:font-size="16pt" fo:language="es" fo:country="AR" style:font-size-asian="16pt" style:font-size-complex="16pt"/>
    </style:style>
    <style:style style:name="P26" style:family="paragraph" style:parent-style-name="Standard">
      <style:paragraph-properties fo:margin-left="0.9846in" fo:text-indent="0.4925in" style:auto-text-indent="false">
        <style:tab-stops/>
      </style:paragraph-properties>
      <style:text-properties fo:language="es" fo:country="AR"/>
    </style:style>
    <style:style style:name="P27" style:family="paragraph" style:parent-style-name="Standard" style:list-style-name="L13">
      <style:text-properties fo:font-size="16pt" fo:language="es" fo:country="AR" style:font-size-asian="16pt" style:font-size-complex="16pt"/>
    </style:style>
    <style:style style:name="P28" style:family="paragraph" style:parent-style-name="Standard" style:list-style-name="L14">
      <style:text-properties fo:font-size="16pt" fo:language="es" fo:country="AR" style:font-size-asian="16pt" style:font-size-complex="16pt"/>
    </style:style>
    <style:style style:name="P29" style:family="paragraph" style:parent-style-name="Standard" style:list-style-name="L14"/>
    <style:style style:name="P30" style:family="paragraph" style:parent-style-name="Standard">
      <style:text-properties fo:font-size="15pt" fo:language="es" fo:country="AR" style:font-size-asian="15pt" style:font-size-complex="15pt"/>
    </style:style>
    <style:style style:name="P31" style:family="paragraph" style:parent-style-name="Standard" style:list-style-name="L15">
      <style:text-properties fo:font-size="15pt" fo:language="es" fo:country="AR" style:font-size-asian="15pt" style:font-size-complex="15pt"/>
    </style:style>
    <style:style style:name="P32" style:family="paragraph" style:parent-style-name="Standard">
      <style:paragraph-properties>
        <style:tab-stops>
          <style:tab-stop style:position="6.0283in"/>
        </style:tab-stops>
      </style:paragraph-properties>
      <style:text-properties fo:font-size="15pt" fo:language="es" fo:country="AR" style:font-size-asian="15pt" style:font-size-complex="15pt"/>
    </style:style>
    <style:style style:name="P33" style:family="paragraph" style:parent-style-name="Standard">
      <style:paragraph-properties fo:margin-left="0.4925in">
        <style:tab-stops/>
      </style:paragraph-properties>
      <style:text-properties fo:font-size="15pt" fo:language="es" fo:country="AR" style:font-size-asian="15pt" style:font-size-complex="15pt"/>
    </style:style>
    <style:style style:name="P34" style:family="paragraph" style:parent-style-name="Standard">
      <style:paragraph-properties fo:text-indent="0.25in" style:auto-text-indent="false"/>
      <style:text-properties fo:font-size="15pt" fo:language="es" fo:country="AR" style:font-size-asian="15pt" style:font-size-complex="15pt"/>
    </style:style>
    <style:style style:name="P35" style:family="paragraph" style:parent-style-name="Standard" style:list-style-name="L15"/>
    <style:style style:name="P36" style:family="paragraph" style:parent-style-name="Standard">
      <style:text-properties fo:font-size="15pt" fo:language="es" fo:country="AR" fo:font-style="italic" style:font-size-asian="15pt" style:font-style-asian="italic" style:font-size-complex="15pt" style:font-style-complex="italic"/>
    </style:style>
    <style:style style:name="P37" style:family="paragraph" style:parent-style-name="Párrafo_20_de_20_lista" style:list-style-name="L16"/>
    <style:style style:name="P38" style:family="paragraph" style:parent-style-name="Normal">
      <style:text-properties fo:language="es" fo:country="AR"/>
    </style:style>
    <style:style style:name="P39" style:family="paragraph" style:parent-style-name="Normal">
      <style:paragraph-properties fo:text-align="center" style:justify-single-word="false"/>
      <style:text-properties fo:language="es" fo:country="AR"/>
    </style:style>
    <style:style style:name="P40" style:family="paragraph" style:parent-style-name="Normal">
      <style:paragraph-properties fo:text-align="center" style:justify-single-word="false"/>
      <style:text-properties fo:language="es" fo:country="AR" officeooo:rsid="0013b350" officeooo:paragraph-rsid="0013b350"/>
    </style:style>
    <style:style style:name="P41" style:family="paragraph" style:parent-style-name="Normal">
      <style:paragraph-properties fo:text-align="start" style:justify-single-word="false"/>
      <style:text-properties fo:language="es" fo:country="AR" officeooo:rsid="0013b350" officeooo:paragraph-rsid="0013b350"/>
    </style:style>
    <style:style style:name="P42" style:family="paragraph" style:parent-style-name="Normal">
      <style:paragraph-properties fo:text-align="start" style:justify-single-word="false"/>
      <style:text-properties fo:language="es" fo:country="AR" officeooo:rsid="0014684a" officeooo:paragraph-rsid="0014684a"/>
    </style:style>
    <style:style style:name="P43" style:family="paragraph" style:parent-style-name="Table_20_Contents">
      <style:paragraph-properties fo:text-align="start" style:justify-single-word="false"/>
      <style:text-properties officeooo:rsid="0014684a" officeooo:paragraph-rsid="0014684a"/>
    </style:style>
    <style:style style:name="P44" style:family="paragraph" style:parent-style-name="Table_20_Contents">
      <style:paragraph-properties fo:text-align="start" style:justify-single-word="false"/>
      <style:text-properties officeooo:rsid="0015fe5d" officeooo:paragraph-rsid="0015fe5d"/>
    </style:style>
    <style:style style:name="P45" style:family="paragraph" style:parent-style-name="Normal">
      <style:paragraph-properties fo:text-align="start" style:justify-single-word="false"/>
      <style:text-properties fo:language="es" fo:country="AR" officeooo:rsid="00194995" officeooo:paragraph-rsid="00194995"/>
    </style:style>
    <style:style style:name="P46" style:family="paragraph" style:parent-style-name="Normal">
      <style:paragraph-properties fo:text-align="start" style:justify-single-word="false"/>
      <style:text-properties fo:language="es" fo:country="AR" officeooo:rsid="001c1e4b" officeooo:paragraph-rsid="001c1e4b"/>
    </style:style>
    <style:style style:name="T1" style:family="text">
      <style:text-properties fo:font-size="16pt" fo:language="es" fo:country="AR" style:font-size-asian="16pt" style:font-size-complex="16pt"/>
    </style:style>
    <style:style style:name="T2" style:family="text">
      <style:text-properties fo:font-size="16pt" fo:language="es" fo:country="AR" style:text-underline-style="solid" style:text-underline-width="auto" style:text-underline-color="font-color" style:text-underline-mode="continuous" style:text-overline-mode="continuous" style:text-line-through-mode="continuous" style:font-size-asian="16pt" style:font-size-complex="16pt"/>
    </style:style>
    <style:style style:name="T3"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4" style:family="text">
      <style:text-properties style:text-position="super 66%" fo:font-size="16pt" fo:language="es" fo:country="AR" style:font-size-asian="16pt" style:font-size-complex="16pt"/>
    </style:style>
    <style:style style:name="T5" style:family="text">
      <style:text-properties fo:font-size="16pt" style:font-size-asian="16pt" style:font-size-complex="16pt"/>
    </style:style>
    <style:style style:name="T6" style:family="text">
      <style:text-properties fo:font-size="16pt" fo:language="es" fo:country="AR" fo:font-weight="bold" style:font-size-asian="16pt" style:font-weight-asian="bold" style:font-size-complex="16pt" style:font-weight-complex="bold"/>
    </style:style>
    <style:style style:name="T7" style:family="text">
      <style:text-properties fo:language="es" fo:country="AR"/>
    </style:style>
    <style:style style:name="T8" style:family="text">
      <style:text-properties fo:font-size="16pt" fo:language="es" fo:country="AR" fo:background-color="#ffff00" loext:char-shading-value="0" style:font-size-asian="16pt" style:font-size-complex="16pt"/>
    </style:style>
    <style:style style:name="T9" style:family="text">
      <style:text-properties style:font-name="Wingdings" fo:font-size="16pt" fo:language="es" fo:country="AR" style:font-name-asian="Wingdings" style:font-size-asian="16pt" style:font-name-complex="Wingdings" style:font-size-complex="16pt"/>
    </style:style>
    <style:style style:name="T10" style:family="text">
      <style:text-properties fo:font-size="15pt" fo:language="es" fo:country="AR" style:font-size-asian="15pt" style:font-size-complex="15pt"/>
    </style:style>
    <style:style style:name="T11" style:family="text">
      <style:text-properties fo:font-size="15pt" style:font-size-asian="15pt" style:font-size-complex="15pt"/>
    </style:style>
    <style:style style:name="T12" style:family="text">
      <style:text-properties fo:font-size="14pt" fo:language="es" fo:country="AR" style:font-size-asian="14pt" style:font-size-complex="14pt"/>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p>
      <text:p text:style-name="P2">11/3/2025</text:p>
      <text:p text:style-name="P2"/>
      <text:p text:style-name="Standard"><text:span text:style-name="Fuente_20_de_20_párrafo_20_predeter."><text:span text:style-name="T1"><text:tab/><text:tab/><text:tab/></text:span></text:span><text:span text:style-name="Fuente_20_de_20_párrafo_20_predeter."><text:span text:style-name="T2">Introduccion a la Programacion</text:span></text:span></text:p>
      <text:p text:style-name="P2"/>
      <text:p text:style-name="P2">Prof: Franco Brito</text:p>
      <text:p text:style-name="P2"/>
      <text:p text:style-name="P2">Concepto de programacion:</text:p>
      <text:p text:style-name="P2"/>
      <text:p text:style-name="P2">Es un proceso mediante el cual se codificacion una serie de instrucciones, en un determinado lenguaje, para ser posteriorente decodificados y ejecutados por un sistema computacional, todo ello con el fin de resolver un problema. Es decir implementar desde un algoritmo hacia un lenguaje de programacion y dar solucion a un problema. <text:s/></text:p>
      <text:p text:style-name="P2"/>
      <text:p text:style-name="P2">Es la accion de escribir programas de computacion con el fin de resolver un determinado problema. Programar implica escribir instrucciones para decirle a la computadora como procesar cierta informacion.</text:p>
      <text:p text:style-name="P2"/>
      <text:p text:style-name="P2">Concepto de Programa:</text:p>
      <text:p text:style-name="P2"/>
      <text:p text:style-name="P2">Un programa para computadora o programa informatico es una secuencia de instrucciones que le indican a la computadora como ejecutar una tarea especifica.</text:p>
      <text:p text:style-name="P2"/>
      <text:p text:style-name="P2">La mayoria de los programas permiten a la computadora procesar ciertos datos de entrada para convertirlos en datos de salida (informacion).</text:p>
      <text:p text:style-name="P2"/>
      <text:p text:style-name="P2"/>
      <text:p text:style-name="P2"><text:tab/><text:tab/>Entrada → Computadora → Salida</text:p>
      <text:p text:style-name="P2"><text:tab/><text:tab/>datos <text:tab/>programa<text:tab/><text:tab/>informacion</text:p>
      <text:p text:style-name="P2"/>
      <text:p text:style-name="P2"><text:tab/><text:tab/>PROCESAMIENTO DE DATOS</text:p>
      <text:p text:style-name="P2"/>
      <text:p text:style-name="P2"/>
      <text:p text:style-name="P2">precio del producto = a</text:p>
      <text:p text:style-name="P2">dinero pagado = b</text:p>
      <text:p text:style-name="P2">vuelto = c</text:p>
      <text:p text:style-name="P2"/>
      <text:p text:style-name="P2"><text:soft-page-break/>a = b <text:s/>c = 0</text:p>
      <text:p text:style-name="P2">a no= b</text:p>
      <text:p text:style-name="P2">b – a= c</text:p>
      <text:p text:style-name="P2"/>
      <text:p text:style-name="P2">Entrada = a y b</text:p>
      <text:p text:style-name="P2">Salida = c</text:p>
      <text:p text:style-name="P2"/>
      <text:p text:style-name="P2"/>
      <text:p text:style-name="P2"/>
      <text:p text:style-name="P2">Entrada = precio x km(a) y distancia a recorrer(b)</text:p>
      <text:p text:style-name="P2">Salida = precio del taxi(c)</text:p>
      <text:p text:style-name="P2"/>
      <text:p text:style-name="P2">a x b = c</text:p>
      <text:p text:style-name="P2"/>
      <text:p text:style-name="P2"/>
      <text:p text:style-name="P2">colectivo suben 60 personas en su recorrido total, el pasaje sale 1000</text:p>
      <text:p text:style-name="P2">y el recorrido total es de 10 km la nafta es 1500</text:p>
      <text:p text:style-name="P2"/>
      <text:p text:style-name="P2">cual sera el ingreso del colectivo en este viaje</text:p>
      <text:p text:style-name="P2"><text:s text:c="13"/></text:p>
      <text:p text:style-name="P2">precio de la nafta = recorrido x valor nafta</text:p>
      <text:p text:style-name="P2">ingreso colectivo = personas x valor pasaje</text:p>
      <text:p text:style-name="P2"/>
      <text:p text:style-name="P2">ingreso total = ingreso colectivo – precio de la nafta</text:p>
      <text:p text:style-name="P2"/>
      <text:p text:style-name="P2">si el resultado es un numero positivo tuvo ingreso, si es negativo genero deudas y si es nulo, no hubo ingreso.</text:p>
      <text:p text:style-name="P2"/>
      <text:p text:style-name="P2"/>
      <text:p text:style-name="P2">18-03 <text:tab/></text:p>
      <text:p text:style-name="P2"/>
      <text:p text:style-name="P2"><text:tab/><text:tab/><text:tab/>Introduccion a la Programacion</text:p>
      <text:p text:style-name="P2"/>
      <text:p text:style-name="P2">Entrada (input) : La entrada se refiere a los datos o informacion que se suministran al sistema o proceso, para ser procesados. Las entradas pueden <text:s/>provenir de diversas fuentes, como usuarios, otros sistemas o sensores. Estos datos pueden ser numeros, texto, imagenes, audio, entre otros.</text:p>
      <text:p text:style-name="P2"/>
      <text:p text:style-name="P2"><text:soft-page-break/>Proceso (process): El proceso es la etapa en la que se realizan las operaciones y transformaciones en los datos de entrada. Estas operaciones pueden ser calculos matematicos, analisis de datos, filtrado, clasificacion, almacenamiento, etc. El objetivo de del proceso es convertir datos de entrada en informacion util y significativa.</text:p>
      <text:p text:style-name="P2"/>
      <text:p text:style-name="P2">Salida (output) : La salida es el resultado del proceso, que generalmente es informacion procesada y transformada a partir de los datos de entrada. Las salidas pueden ser informes, graficos, decisiones, alertas, entre otros. Estos resultados son utilizados por usuarios, otros sistemas o procesos para tomar decisiones, realizar acciones o para ser almacenados y analizados en el futuro.</text:p>
      <text:p text:style-name="P2"/>
      <text:p text:style-name="P2"/>
      <text:p text:style-name="P2"/>
      <text:p text:style-name="P2">Ejemplo: Calcular la superficie de una circunferencia con radio de 5 cm.</text:p>
      <text:p text:style-name="P2"/>
      <text:p text:style-name="P2"/>
      <text:p text:style-name="P2"/>
      <text:p text:style-name="P2">En un colectivo suben 60 personas en su recorrido total, el pasaje cuesta 1000 y el recorrido total es de 10 km. El <text:s/>costo de combustible es 15000</text:p>
      <text:p text:style-name="P2">Cual es la ganancia total?</text:p>
      <text:p text:style-name="P2">Cuanto gasta el colectivo por km recorr</text:p>
      <text:p text:style-name="P2">cual es la ganancia total</text:p>
      <text:p text:style-name="P2"/>
      <text:p text:style-name="P2"/>
      <text:p text:style-name="P2"/>
      <text:p text:style-name="P2"><text:s/>25-3-2025</text:p>
      <text:p text:style-name="P2"/>
      <text:p text:style-name="Standard"><text:span text:style-name="Fuente_20_de_20_párrafo_20_predeter."><text:span text:style-name="T1"><text:tab/><text:tab/><text:tab/></text:span></text:span><text:span text:style-name="Fuente_20_de_20_párrafo_20_predeter."><text:span text:style-name="T2">Introduccion a la Programacion</text:span></text:span></text:p>
      <text:p text:style-name="P2"/>
      <text:p text:style-name="P2"><text:tab/><text:tab/><text:tab/>Lenguaje de Programacion</text:p>
      <text:p text:style-name="P2"/>
      <text:p text:style-name="P2">Es el conjunto de simbolos, palabras y reglas utilizado para definir adecuadamente una secuencia de instrucciones que puedan ser interpretadas y ejecutadas en una computadora. En otras palabras, un lenguaje de programaciono es un tipo de software que brinda los elementos necesarios para crear nuevos programas.</text:p>
      <text:p text:style-name="P2"><text:soft-page-break/><text:tab/>Actualmente existe una gran cantidad de lenguajes de programacion, de diferentes niveles (maquina, bajo nivel, alto nivel), con distintos paradigmas de programacion (ejm: programacion estructurada, modular, orientados a objetos, orientados a eventos). Algunos de los lenguajes de programacion mas conocidos son C, C++, C#, Java, PHP, Visual Basic, Perl, Python.</text:p>
      <text:p text:style-name="P2"/>
      <text:p text:style-name="P2"/>
      <text:p text:style-name="Standard"><text:span text:style-name="Fuente_20_de_20_párrafo_20_predeter."><text:span text:style-name="T2">Lenguaje maquina</text:span></text:span><text:span text:style-name="Fuente_20_de_20_párrafo_20_predeter."><text:span text:style-name="T1">: este lenguaje ordena la maquina las operaciones fundamentales para su funcionamiento. Consiste en la combinacion de 0s y 1s, para formar las ordenes entendibles para el hardware de la maquina. Este lenguaje es mucho mas rapdio que los lenguajes de alto nivel. La desventaja es que son dificiles de manejar y usar, ademas de tener codigos fuentes enormes, donde encontrar un fallo es complejo.</text:span></text:span></text:p>
      <text:p text:style-name="P2"/>
      <text:p text:style-name="Standard"><text:span text:style-name="Fuente_20_de_20_párrafo_20_predeter."><text:span text:style-name="T2">Lenguaje de bajo nivel o ensamblador</text:span></text:span><text:span text:style-name="Fuente_20_de_20_párrafo_20_predeter."><text:span text:style-name="T1">: utiliza codigos memotecnicos (palabras que nos ayudan a recordar informacion) cortos para las instrucciones, simbolos o codigos en lugar de secuencias binarias en bruto.</text:span></text:span></text:p>
      <text:p text:style-name="P2"><text:tab/>Sigue interactuando simbolicas de las instrucciones se denominan “opcodes”. Por ejemplo, ADD (sumar), SUB (restar), DIV (dividir), etc.</text:p>
      <text:p text:style-name="P2"/>
      <text:p text:style-name="P2">Lenguaje de alto nivel: Se caracterizan porque su estructura es muy similar a la forma en como escribimos (read, write, print, open, etc), lo que permitio codificar los algoritmos de manera mas natural, en lugar de codificarlos en el lenguaje binario de las maquinas, o a nivel de lenguaje ensamblador. Son las mas utilizados por los programadores. Estan diseñados para que las personas escriban y entiendan los programas de un modo mucho mas facil que los lenguajes maquina y ensambladores. Por ejm lenguaje C, C#, Java, Python, etc.</text:p>
      <text:p text:style-name="P2"/>
      <text:p text:style-name="P2">25-04-01</text:p>
      <text:p text:style-name="P2"/>
      <text:p text:style-name="P2">¿Que es un algoritmo informatico?</text:p>
      <text:p text:style-name="P2"/>
      <text:p text:style-name="P2">Es un conjunto de instrucciones definidas, ordenadas y acotadas para resolver un problema, realizar un calculo o desarrollar una tarea. Es decir, un algoritmo es un procedimiento paso a paso para conseguir un fin.</text:p>
      <text:p text:style-name="P2"><text:tab/></text:p>
      <text:p text:style-name="P2"><text:soft-page-break/><text:tab/>A partir de un estado e informacion iniciales, se siguen una serie de pasos ordenados para llegar a la solucion de una situacion. En programacion, un algoritmo supone el paso previo a ponerse a escribir el codigo.</text:p>
      <text:p text:style-name="P2"/>
      <text:p text:style-name="P2"><text:tab/>Lo primero que debemos encontrar es la solucion al problema (definir el algoritmo informatico), para luego, a traves del codigo, poder indicarle a la maquina que acciones queremos que lleve a cabo. De este modo, un programa informatico no seria mas que un conjunto de algoritmos ordenados y codificados en un lenguaje de programacion para poder ser ejectuados en un ordenador.</text:p>
      <text:p text:style-name="P2"/>
      <text:p text:style-name="P2"/>
      <text:p text:style-name="Standard"><text:span text:style-name="Fuente_20_de_20_párrafo_20_predeter."><text:span text:style-name="T1"><text:tab/><text:tab/><text:tab/></text:span></text:span><text:span text:style-name="Fuente_20_de_20_párrafo_20_predeter."><text:span text:style-name="T3">Caracteristicas Generales de un Algoritmo</text:span></text:span></text:p>
      <text:p text:style-name="P3"/>
      <text:list xml:id="list528609606" text:style-name="L1">
        <text:list-item>
          <text:p text:style-name="P4"><text:span text:style-name="Fuente_20_de_20_párrafo_20_predeter."><text:span text:style-name="T1">Son secuenciales: operan en secuencia, deben procesarse uno a la vez, comenzando por las primeras instrucciones y avanzando linealmente hacia las ultimas.</text:span></text:span></text:p>
        </text:list-item>
      </text:list>
      <text:p text:style-name="P2"/>
      <text:list text:style-name="L2">
        <text:list-item>
          <text:p text:style-name="P5"><text:span text:style-name="Fuente_20_de_20_párrafo_20_predeter."><text:span text:style-name="T1"><text:s/>Son precisos y especificos: las instrucciones que los componen no pueden ser ambiguas o subjetivas, sino directas, faciles de seguir y lo menos generales posibles.</text:span></text:span></text:p>
        </text:list-item>
      </text:list>
      <text:p text:style-name="P2"/>
      <text:list text:style-name="L3">
        <text:list-item>
          <text:p text:style-name="P6">Son ordenados: deben leerse en un orden especifico para que tengan sentido. Descolocar un algoritmo o un elemento de algoritmo puede invalidar los demas.</text:p>
        </text:list-item>
      </text:list>
      <text:p text:style-name="P2"/>
      <text:list text:style-name="L4">
        <text:list-item>
          <text:p text:style-name="P7">Son finitos: Tienen un inicio y un fin determinados.</text:p>
        </text:list-item>
      </text:list>
      <text:p text:style-name="P2"/>
      <text:list text:style-name="L5">
        <text:list-item>
          <text:p text:style-name="P8">Son definidos: Un mismo algortimo debe dar siempre los mismos resultados si es alimentado por los mismos elementos.</text:p>
        </text:list-item>
      </text:list>
      <text:p text:style-name="P2"/>
      <text:p text:style-name="P2"/>
      <text:p text:style-name="Standard"><text:span text:style-name="Fuente_20_de_20_párrafo_20_predeter."><text:span text:style-name="T1">- Los algoritmos tienen una estructura fija, que se compone de las siguientes tres partes:</text:span></text:span></text:p>
      <text:p text:style-name="P2"/>
      <text:list text:style-name="L6">
        <text:list-item>
          <text:p text:style-name="P9">Input o entrada: contiene las instrucciones iniciales, en las que se ingrean los datos que el algoritmo necesita para operar.</text:p>
        </text:list-item>
      </text:list>
      <text:p text:style-name="P2"/>
      <text:list text:continue-numbering="true" text:style-name="L6">
        <text:list-item>
          <text:p text:style-name="P9"><text:soft-page-break/>Proceso: Esta compuesto por las operaciones logicas que el algoritmo emprendera con lo recibido de input.</text:p>
        </text:list-item>
      </text:list>
      <text:p text:style-name="P2"/>
      <text:list text:continue-numbering="true" text:style-name="L6">
        <text:list-item>
          <text:p text:style-name="P9">Output o salida: son los resultados obtenidos luego del proceso, una vez terminada la ejecucion del algoritmo.</text:p>
        </text:list-item>
      </text:list>
      <text:p text:style-name="P2"/>
      <text:p text:style-name="P2"/>
      <text:p text:style-name="Standard"><text:span text:style-name="Fuente_20_de_20_párrafo_20_predeter."><text:span text:style-name="T1"><text:tab/><text:tab/><text:tab/><text:tab/></text:span></text:span><text:span text:style-name="Fuente_20_de_20_párrafo_20_predeter."><text:span text:style-name="T2">Pseudocodigo</text:span></text:span></text:p>
      <text:p text:style-name="P2"/>
      <text:p text:style-name="Standard"><text:span text:style-name="Fuente_20_de_20_párrafo_20_predeter."><text:span text:style-name="T1">El pseudocodigo es como un plano, una herramienta que permite estructurar la logica de un programa antes de escribir una sola linea de codigo.</text:span></text:span></text:p>
      <text:p text:style-name="P2"/>
      <text:p text:style-name="P2"><text:tab/>Es una descripcion informal de un algoritmo o un programa, escrito en un lenguaje natural estructurado que imita la logica del codigo pero sin seguir las reglas estrictas de la sintaxis de un lenguaje de programacion. Su proposito principal es mostrar el flujo logico de un programa o sistema de manera que cualquier persona, con o sin experiencia en programacion, pueda entender los pasos que realiza un algoritmo.</text:p>
      <text:p text:style-name="P2"/>
      <text:p text:style-name="Standard"><text:span text:style-name="Fuente_20_de_20_párrafo_20_predeter."><text:span text:style-name="T1"><text:tab/><text:tab/><text:tab/></text:span></text:span><text:span text:style-name="Fuente_20_de_20_párrafo_20_predeter."><text:span text:style-name="T2">Diferencia con el Codigo Real</text:span></text:span></text:p>
      <text:p text:style-name="P2"/>
      <text:p text:style-name="P2">Una de las diferencias clave entre pseudocodigo y el codigo real es que el pseudocodigo no sigue una sintaxis formal. Mientras que los lenguajes de programacion como python, Java o C++ requieren un formato especifico y reglas sintacticas, el pseudocodigo es mucho mas flexible y se escribe en un estilo mas parecido al lenguaje humano, lo que facillita su comprension. Aunque imita la esctructura del codigo, no tiene las restricciones del lenguaje de programacion, lo que lo hace util como herramienta de planficiacion.</text:p>
      <text:p text:style-name="P2"/>
      <text:p text:style-name="P2">Ejemplo: Conociendo el radio de un circulo, calcular superficie y perimetro.</text:p>
      <text:p text:style-name="P2"/>
      <text:p text:style-name="P10">8-4-25</text:p>
      <text:p text:style-name="P10"/>
      <text:p text:style-name="P10">Explicacion de Programa:</text:p>
      <text:p text:style-name="P10"/>
      <text:list text:style-name="L7">
        <text:list-item>
          <text:p text:style-name="P11"><text:soft-page-break/>Definicion de variables: Se definen variables radio, superficie y perimetro como Real, ya que trabajaremos con numeros que pueden incluir decimales.</text:p>
        </text:list-item>
      </text:list>
      <text:p text:style-name="P2"/>
      <text:list text:continue-numbering="true" text:style-name="L7">
        <text:list-item>
          <text:p text:style-name="P11">Entrada de datos: El programa solicita al usuario introducir el valor del radio.</text:p>
        </text:list-item>
      </text:list>
      <text:p text:style-name="P2"/>
      <text:list text:continue-numbering="true" text:style-name="L7">
        <text:list-item>
          <text:p text:style-name="P11">Calculos: Se calcula la superficie y el perimetro del circulo utilizando las formulas correspondientes.</text:p>
        </text:list-item>
      </text:list>
      <text:p text:style-name="P2"/>
      <text:list text:continue-numbering="true" text:style-name="L7">
        <text:list-item>
          <text:p text:style-name="P11">Salidas de resultados: El programa muestra la superficie y el perimetro calculados.</text:p>
        </text:list-item>
      </text:list>
      <text:p text:style-name="P2"/>
      <text:p text:style-name="P2">15-04-25</text:p>
      <text:p text:style-name="P2"/>
      <text:p text:style-name="Standard"><text:span text:style-name="Fuente_20_de_20_párrafo_20_predeter."><text:span text:style-name="T1"><text:tab/><text:tab/><text:tab/></text:span></text:span><text:span text:style-name="Fuente_20_de_20_párrafo_20_predeter."><text:span text:style-name="T2">Trabajo Practico Evaluativo</text:span></text:span></text:p>
      <text:p text:style-name="P12"/>
      <text:p text:style-name="P2">1. Desarrolla el concepto de programacion.</text:p>
      <text:p text:style-name="P2"/>
      <text:p text:style-name="P2">2. Desarrolla el concepto de programa, brindar un ejemplo que no se haya desarrollado en clases e identificar entradas, procesos y salidas.</text:p>
      <text:p text:style-name="P2"/>
      <text:p text:style-name="P2">3. ¿Que es un lenguaje de programacion?</text:p>
      <text:p text:style-name="P2"/>
      <text:p text:style-name="P2">4. Desarrolla los lenguajes de maquina, bajo y alto nivel.</text:p>
      <text:p text:style-name="P2"/>
      <text:p text:style-name="P2">5. ¿Que es un algoritmo y cuales son sus caracteristicas?</text:p>
      <text:p text:style-name="P2"/>
      <text:p text:style-name="P2"/>
      <text:p text:style-name="P2">6. ¿Que es un pseudocodigo y que diferencia tiene con el lenguaje de programacion?</text:p>
      <text:p text:style-name="P2"/>
      <text:p text:style-name="P2">7. Identifica: entradas, procesos y salidas del siguiente problema. Define las variables a utilizar y luego escribe el presudocodigo correspondiente.</text:p>
      <text:p text:style-name="P13">Problema: calcular y mostrar el salario de una persona conociendo la cantidad de horas trabajadas y el valor de la hora.</text:p>
      <text:p text:style-name="P2"/>
      <text:p text:style-name="P2"/>
      <text:p text:style-name="P2"/>
      <text:p text:style-name="P2"><text:soft-page-break/><text:s/></text:p>
      <text:p text:style-name="P2">1. Es un proceso mediante el cual se codificacion una serie de instrucciones, en un determinado lenguaje, para ser decodificados y ejecutados por un sistema computacional, todo ello con el fin de resolver un problema.</text:p>
      <text:p text:style-name="P2"/>
      <text:p text:style-name="P2">2. Un programa para computadora o programa informatico es una secuencia de instrucciones que le indican a la computadora como ejecutar una tarea especifica. Ejemplo:</text:p>
      <text:p text:style-name="P2"><text:tab/>Calcular el area de un rectangulo</text:p>
      <text:p text:style-name="P2">Entrada: base, altura del rectangulo</text:p>
      <text:p text:style-name="P2">Proceso: multiplicar base x altura</text:p>
      <text:p text:style-name="Standard"><text:span text:style-name="Fuente_20_de_20_párrafo_20_predeter."><text:span text:style-name="T1">Salida: Area del rectangulo en m</text:span></text:span><text:span text:style-name="Fuente_20_de_20_párrafo_20_predeter."><text:span text:style-name="T4">2</text:span></text:span></text:p>
      <text:p text:style-name="P2"/>
      <text:p text:style-name="P2"/>
      <text:p text:style-name="P2">3. Es el conjunto de simbolos, palabras y reglas utilizado para definir adecuadamente una secuencia de instrucciones que puedan ser interpretadas y ejecutadas en una computadora.</text:p>
      <text:p text:style-name="P2"/>
      <text:p text:style-name="P2">4. Lenguaje maquina: este lenguaje ordena a la maquina las operaciones fundamentales para su funcionamiento. Consiste en la combinacion de 0s y 1s, para formar las ordenes entendibles para el hardware de la maquina.</text:p>
      <text:p text:style-name="P2"/>
      <text:p text:style-name="P2">Lenguaje de bajo nivel: utiliza codigos memotecnicos (palabras que nos ayudan a recordar informacion) cortos para las instrucciones, simbolos o codigos en lugar de secuencias binarias en bruto.</text:p>
      <text:p text:style-name="P2"/>
      <text:p text:style-name="P2">Lenguaje de alto nivel: Se caracterizan porque su estructura es muy similar a la forma en como escribimos (read, write, print, open, etc), lo que permitio codificar los algoritmos de manera mas natural, en lugar de codificarlos en el lenguaje binario de las maquinas, o a nivel de lenguaje ensamblador.</text:p>
      <text:p text:style-name="P2"/>
      <text:p text:style-name="Standard"><text:span text:style-name="Fuente_20_de_20_párrafo_20_predeter."><text:span text:style-name="T1">5. Es un conjunto de instrucciones definidas, ordenadas y acotadas para resolver un problema, realizar un calculo o desarrollar una tarea. </text:span></text:span><text:span text:style-name="Fuente_20_de_20_párrafo_20_predeter."><text:span text:style-name="T5">Sus caracteristicas principales son las siguientes:</text:span></text:span></text:p>
      <text:p text:style-name="P10"/>
      <text:p text:style-name="P3"/>
      <text:list text:continue-list="list528609606" text:style-name="L1">
        <text:list-item>
          <text:p text:style-name="P4"><text:span text:style-name="Fuente_20_de_20_párrafo_20_predeter."><text:span text:style-name="T5">Son secuenciales</text:span></text:span></text:p>
        </text:list-item>
      </text:list>
      <text:list text:style-name="L8">
        <text:list-item>
          <text:p text:style-name="P14"><text:soft-page-break/><text:span text:style-name="Fuente_20_de_20_párrafo_20_predeter."><text:span text:style-name="T5"><text:s/>Son precisos y especificos</text:span></text:span></text:p>
        </text:list-item>
      </text:list>
      <text:list text:style-name="L9">
        <text:list-item>
          <text:p text:style-name="P15">Son ordenados</text:p>
        </text:list-item>
      </text:list>
      <text:list text:style-name="L10">
        <text:list-item>
          <text:p text:style-name="P16">Son finitos</text:p>
        </text:list-item>
      </text:list>
      <text:list text:style-name="L11">
        <text:list-item>
          <text:p text:style-name="P17">Son definidos</text:p>
        </text:list-item>
      </text:list>
      <text:p text:style-name="P10"/>
      <text:p text:style-name="Standard"><text:span text:style-name="Fuente_20_de_20_párrafo_20_predeter."><text:span text:style-name="T1">- Los algoritmos tienen una estructura fija, que se compone de las siguientes tres partes:</text:span></text:span></text:p>
      <text:p text:style-name="P2"/>
      <text:list text:style-name="L12">
        <text:list-item>
          <text:p text:style-name="P18">Input o entrada</text:p>
        </text:list-item>
        <text:list-item>
          <text:p text:style-name="P18">Proceso</text:p>
        </text:list-item>
        <text:list-item>
          <text:p text:style-name="P18">Output o salida</text:p>
        </text:list-item>
      </text:list>
      <text:p text:style-name="P10"/>
      <text:p text:style-name="P2">6. El pseudocodigo es como un plano, una herramienta que permite estructurar la logica de un programa antes de escribir una sola linea de codigo. Es una descripcion informal de un algoritmo o un programa, escrito en un lenguaje natural estructurado que imita la logica del codigo pero sin seguir las reglas estrictas de la sintaxis de un lenguaje de programacion.</text:p>
      <text:p text:style-name="P2"/>
      <text:p text:style-name="Standard"><text:span text:style-name="Fuente_20_de_20_párrafo_20_predeter."><text:span text:style-name="T1"><text:tab/><text:tab/><text:tab/></text:span></text:span><text:span text:style-name="Fuente_20_de_20_párrafo_20_predeter."><text:span text:style-name="T2">Diferencia con el Codigo Real</text:span></text:span></text:p>
      <text:p text:style-name="P2"/>
      <text:p text:style-name="P2">Una de las diferencias clave entre pseudocodigo y el codigo real es que el pseudocodigo no sigue una sintaxis formal. Mientras que los lenguajes de programacion como python, Java o C++ requieren un formato especifico y reglas sintacticas, el pseudocodigo es mucho mas flexible y se escribe en un estilo mas parecido al lenguaje humano, lo que facillita su comprension.</text:p>
      <text:p text:style-name="P2"/>
      <text:p text:style-name="P2">7. Entrada: horas trabajadas, valor hora</text:p>
      <text:p text:style-name="P13">sus nombres como variables serian:</text:p>
      <text:p text:style-name="P2">horas_tr, valor_h</text:p>
      <text:p text:style-name="P2"/>
      <text:p text:style-name="P2">Procesos: horas_tr * valor_h</text:p>
      <text:p text:style-name="P2"/>
      <text:p text:style-name="P2">Salidas: Salario persona</text:p>
      <text:p text:style-name="P13">sus nombres como variables serian:</text:p>
      <text:p text:style-name="P2">salario_p</text:p>
      <text:p text:style-name="P2"/>
      <text:p text:style-name="P2">Algoritmo salario</text:p>
      <text:p text:style-name="P2"><text:soft-page-break/><text:tab/>Definir sal,vh,ht Como Real; //sal: salario, vh: valor de hora, ht: <text:tab/>horas trabajadas</text:p>
      <text:p text:style-name="P2"><text:tab/>Escribir “Escribir el numero de horas trabajadas”;</text:p>
      <text:p text:style-name="P2"><text:tab/>Leer ht; //aqui en esta linea se lee la cantidad de horas trabajadas</text:p>
      <text:p text:style-name="P2"><text:tab/>Escribir “Escribir el valor de trabajo por hora”;</text:p>
      <text:p text:style-name="P2"><text:tab/>Leer vh; //se lee la cantidad de valor de hora</text:p>
      <text:p text:style-name="P2"><text:tab/>sal←vh*ht; //se realiza el calculo para obtener el salario</text:p>
      <text:p text:style-name="P2"><text:tab/>Escribir “El salario recibido sera de”;</text:p>
      <text:p text:style-name="P2"><text:tab/>mostrar sal; //se muestra por pantalla el valor calculado</text:p>
      <text:p text:style-name="P2">FinAlgoritmo</text:p>
      <text:p text:style-name="P2"/>
      <text:p text:style-name="P2"/>
      <text:p text:style-name="P2"/>
      <text:p text:style-name="P2">29-4-25</text:p>
      <text:p text:style-name="P2"/>
      <text:p text:style-name="P12">Pasos o frases para la resolucion de problemas con un computador</text:p>
      <text:p text:style-name="P12"/>
      <text:p text:style-name="Standard"><text:span text:style-name="Fuente_20_de_20_párrafo_20_predeter."><text:span text:style-name="T1">1. </text:span></text:span><text:span text:style-name="Fuente_20_de_20_párrafo_20_predeter."><text:span text:style-name="T6">Analisis del problema:</text:span></text:span><text:span text:style-name="Fuente_20_de_20_párrafo_20_predeter."><text:span text:style-name="T1"> requiere una clara, definicion donde se contempla exactamente la que se debe hacer y el resultado a la solucion deseada.</text:span></text:span></text:p>
      <text:p text:style-name="P2">Una buena definicion responde a que entraedas se erquieren, que salida es la deseada y que metodo o calculo produce la salida deseada.</text:p>
      <text:p text:style-name="P2"/>
      <text:p text:style-name="P2">Ejm: Una persona ha trabajado 40 horas en una semana dada y gana 4000$ la hora. La tasa de impuestos del pais es del 20% de su salario bruto ¿Cual es su salario bruto, el descuento por impuestos y el salario neto del trabajador?</text:p>
      <text:p text:style-name="P2"/>
      <text:p text:style-name="P2">Entrada: hrs_tr = 40 horas, v_hr = 4000$, ts_im = 20% * (v_hr * hrs_tr)</text:p>
      <text:p text:style-name="P2"/>
      <text:p text:style-name="P10">Salidas: sal_br, ts_im, sal_net</text:p>
      <text:p text:style-name="P10"/>
      <text:p text:style-name="P10">Proceso: <text:s/>sal_br = hrs_tr * v_hr <text:s/></text:p>
      <text:p text:style-name="P10">ts_im = 20% * (v_hr * hrs_tr)</text:p>
      <text:p text:style-name="P10">sal_net = sal_br – ts_im</text:p>
      <text:p text:style-name="P10"/>
      <text:p text:style-name="P10"/>
      <text:p text:style-name="P10"/>
      <text:p text:style-name="P10"/>
      <text:p text:style-name="P2"><text:soft-page-break/>2. Diseño de algoritmo: en este etapa se determina cuales son los metodos para la resolucion del algoritmo. Un metodo utilizado es divide y venceras, este metodo se conoce como diseño descendente (top down) o modular.</text:p>
      <text:p text:style-name="P2"/>
      <text:p text:style-name="P2">Para diseñar algoritmos, se utilizan herramientas como diagramas de flujo y pseudocodigo.</text:p>
      <text:p text:style-name="P2"/>
      <text:p text:style-name="P2">3. Codificacion del programa: es la escritura de un programa en un lenguaje de programacion del algoritmo desarrollado anteriormente. Todo lo que desarrollamos en el paso anterior hay que codificarlo.</text:p>
      <text:p text:style-name="P2"/>
      <text:p text:style-name="P2">4. Compilacion y ejecucion: Un compilador es un programa que traduce los programas fuente escritos en lenguajes de alto nivel a lenguaje maquina. Son llamados lenguajes fuentes a aquellos codificados en lenguajes de alto nivel y los ya traducidos se les llama lenguajes objetos. El compilador tiene la funcion de verficar cada instruccion hay problemas envia mensajes indnicando las fallas; este proceso es repititvo hasta que no tenga ningun error de sintaxis. Si se presentan errores de compilacion en el programa fuente es preciso volver a editar el programa, corregir los errores y compilar de nuevo.</text:p>
      <text:p text:style-name="P2"/>
      <text:p text:style-name="P2">Cuando el programa ejecutable se ha creado, este se puede abrir desde el sistema operativo solo haciendo doble click. Suponiendo que no existen errores durante su ejecucion se obtendran los resultados.</text:p>
      <text:p text:style-name="P2"/>
      <text:p text:style-name="P2">¿Que es un traductor?</text:p>
      <text:p text:style-name="P2">Traductores: son programas que traducen los codigos fuente escritos en lenguajes de alto nivel a lenguaje de maquina y se conocen como: compiladores e interpretes.</text:p>
      <text:p text:style-name="P2"/>
      <text:p text:style-name="P2">Alto Nivel → TRADUCTOR → Bajo Nivel</text:p>
      <text:p text:style-name="P2"/>
      <text:p text:style-name="P2">Proceso traductor de programas.</text:p>
      <text:p text:style-name="P2"/>
      <text:p text:style-name="P2">5. Depuracion: es el proceso de encontrar errores logicos del programa y corregir o eliminar dichos errores. La verificacion es el proceso de ejecucion del programa con una amplia variedad de datos de entrada, llamados datos de prueba o test, que determinan si el programa tiene errores (bugs).</text:p>
      <text:p text:style-name="P2"><text:soft-page-break/></text:p>
      <text:p text:style-name="P2">27-5-2025</text:p>
      <text:p text:style-name="P2"/>
      <text:p text:style-name="P2">ESTRUCTURAS DE CONTROL: Selectivas</text:p>
      <text:p text:style-name="P2"/>
      <text:p text:style-name="P12">Estructura de decision simple</text:p>
      <text:p text:style-name="P2"/>
      <text:p text:style-name="P2">En este tipo de estructura se evalua una condicion o expresion logica, si es verdadera se ejecutan un conjunto de instrucciones, si la condicion es falsa se ignoran estas instrucciones. Una estructura de decision simple se utiliza cuando la ejecucion de algunas instrucciones esta condicionada, pero no hay instrucciones alternativas. La forma de escribir una estructura de decision simple en pseudocodigo es la siguiente.</text:p>
      <text:p text:style-name="P2"/>
      <text:p text:style-name="Standard"><text:span text:style-name="Fuente_20_de_20_párrafo_20_predeter."><text:span text:style-name="T1"><text:tab/>Si </text:span></text:span><text:span text:style-name="Fuente_20_de_20_párrafo_20_predeter."><text:span text:style-name="T2">condicion</text:span></text:span><text:span text:style-name="Fuente_20_de_20_párrafo_20_predeter."><text:span text:style-name="T1"> entonces</text:span></text:span></text:p>
      <text:p text:style-name="P2"><text:tab/><text:tab/>instrucciones a ejecutar si la condicion es verdadera</text:p>
      <text:p text:style-name="P2"><text:tab/>fin de si</text:p>
      <text:p text:style-name="P2"/>
      <text:p text:style-name="P12">Mantenimiento y documentacion</text:p>
      <text:p text:style-name="P2"/>
      <text:p text:style-name="P2">Consta de descripciones de los pasos a dar en el proceso de resolucion de un problema.</text:p>
      <text:p text:style-name="P2"/>
      <text:p text:style-name="Standard"><text:span text:style-name="Fuente_20_de_20_párrafo_20_predeter."><text:span text:style-name="T2">La documentacion interna</text:span></text:span><text:span text:style-name="Fuente_20_de_20_párrafo_20_predeter."><text:span text:style-name="T1">: es la contenida en las lineas de comentarios</text:span></text:span></text:p>
      <text:p text:style-name="P2"/>
      <text:p text:style-name="Standard"><text:span text:style-name="Fuente_20_de_20_párrafo_20_predeter."><text:span text:style-name="T2">La documentacion externa</text:span></text:span><text:span text:style-name="Fuente_20_de_20_párrafo_20_predeter."><text:span text:style-name="T1">: incluye analisis, diagramas de flujo o presudocodigos, manuales de usuario con instrucciones para ejecutar el programa y para interpretar los resultados.</text:span></text:span></text:p>
      <text:p text:style-name="P2"/>
      <text:p text:style-name="P2">Documentar es un proceso continuo y necesario, es una descripcion detallada por escrito del ciclo de programacion y hechos especificos sobre el programa. Los materiales tipicos de documentacion del programa incluyen el origen y naturalea del problema, una breve descripcion narrativa del programa, herramientas logicas como diagramas y pseudocodigos, descrpiciones de registros de datos, listas de programas y resultados de pruebas.</text:p>
      <text:p text:style-name="P2"/>
      <text:p text:style-name="P2"><text:soft-page-break/>La documentacion es critica para comunicarse con otras personas interesadas en el programa, especialmente otros programadores que pueden ser parte de un equipo de programacion.</text:p>
      <text:p text:style-name="P2"/>
      <text:p text:style-name="P2">El mantenimiento del programa consiste en mantener la documentacion actualizada despues de corregir errores o bien modificar el programa.</text:p>
      <text:p text:style-name="P2"/>
      <text:p text:style-name="P2">03-06-2025</text:p>
      <text:p text:style-name="P2"/>
      <text:p text:style-name="Standard"><text:span text:style-name="Fuente_20_de_20_párrafo_20_predeter."><text:span text:style-name="T2">Problema</text:span></text:span><text:span text:style-name="Fuente_20_de_20_párrafo_20_predeter."><text:span text:style-name="T1">: Calcular la nota definitiva de un estudiante en una asignatura.</text:span></text:span></text:p>
      <text:p text:style-name="Standard"><text:span text:style-name="Fuente_20_de_20_párrafo_20_predeter."><text:span text:style-name="T1">La nota de la parte teorica de la asignatura representa el 70% de la definitiva y la nota de la practiva representa el 30%. El programa debe mostrar un mensaje indicando si el estudiante esta aprobado y la nota. Se aprobara la asignatura con nota definitiva mayor a 6.</text:span></text:span></text:p>
      <text:p text:style-name="P2"/>
      <text:p text:style-name="P2"/>
      <text:p text:style-name="P12">Analisis</text:p>
      <text:p text:style-name="P2"/>
      <text:p text:style-name="P2">Entrada: nt_teo</text:p>
      <text:p text:style-name="P19"><text:span text:style-name="Fuente_20_de_20_párrafo_20_predeter."><text:span text:style-name="T1"><text:s text:c="6"/></text:span></text:span><text:span text:style-name="Fuente_20_de_20_párrafo_20_predeter."><text:span text:style-name="T5">nt_prc_</text:span></text:span></text:p>
      <text:p text:style-name="P10">Proceso: nt_df = (0.7 * nt_teo) + (0.3 * nt_prc) </text:p>
      <text:p text:style-name="Standard"><text:span text:style-name="Fuente_20_de_20_párrafo_20_predeter."><text:span text:style-name="T5"><text:tab/><text:tab/></text:span></text:span><text:span text:style-name="Fuente_20_de_20_párrafo_20_predeter."><text:span text:style-name="T1">Determinar si el estudiante aprobó</text:span></text:span></text:p>
      <text:p text:style-name="P2">Salida: nt_df</text:p>
      <text:p text:style-name="P2"><text:tab/><text:tab/>Mensaje que indica si el estudiante aprobó</text:p>
      <text:p text:style-name="P2"/>
      <text:p text:style-name="P2">Diccionario de Variables</text:p>
      <table:table table:name="Table1" table:style-name="Table1">
        <table:table-column table:style-name="Table1.A" table:number-columns-repeated="2"/>
        <table:table-column table:style-name="Table1.C"/>
        <table:table-row>
          <table:table-cell table:style-name="Table1.A1" office:value-type="string">
            <text:p text:style-name="P2">Nombre</text:p>
          </table:table-cell>
          <table:table-cell table:style-name="Table1.A1" office:value-type="string">
            <text:p text:style-name="P2">Descripcion</text:p>
          </table:table-cell>
          <table:table-cell table:style-name="Table1.A1" office:value-type="string">
            <text:p text:style-name="P2">Tipo</text:p>
          </table:table-cell>
        </table:table-row>
        <table:table-row>
          <table:table-cell table:style-name="Table1.A1" office:value-type="string">
            <text:p text:style-name="P2">NT</text:p>
          </table:table-cell>
          <table:table-cell table:style-name="Table1.A1" office:value-type="string">
            <text:p text:style-name="P2">Nota Teorica</text:p>
          </table:table-cell>
          <table:table-cell table:style-name="Table1.A1" office:value-type="string">
            <text:p text:style-name="P2">Real</text:p>
          </table:table-cell>
        </table:table-row>
        <table:table-row>
          <table:table-cell table:style-name="Table1.A1" office:value-type="string">
            <text:p text:style-name="P2">NP</text:p>
          </table:table-cell>
          <table:table-cell table:style-name="Table1.A1" office:value-type="string">
            <text:p text:style-name="P2">Nota Practica</text:p>
          </table:table-cell>
          <table:table-cell table:style-name="Table1.A1" office:value-type="string">
            <text:p text:style-name="P2">Real</text:p>
          </table:table-cell>
        </table:table-row>
        <table:table-row>
          <table:table-cell table:style-name="Table1.A1" office:value-type="string">
            <text:p text:style-name="P2">NDEF</text:p>
          </table:table-cell>
          <table:table-cell table:style-name="Table1.A1" office:value-type="string">
            <text:p text:style-name="P2">Nota Definitiva</text:p>
          </table:table-cell>
          <table:table-cell table:style-name="Table1.A1" office:value-type="string">
            <text:p text:style-name="P2">Real</text:p>
          </table:table-cell>
        </table:table-row>
      </table:table>
      <text:p text:style-name="P20"><text:tab/></text:p>
      <text:p text:style-name="P12">Pseudocodigo:</text:p>
      <text:p text:style-name="P21">1- Algoritmo nota_definitiva</text:p>
      <text:p text:style-name="P21">2- <text:tab/>Definir nt_df, nt_teo, nt_prc Como Real; </text:p>
      <text:p text:style-name="P21">3- <text:tab/>Escribir "Ingrese la nota teorica del estudiante";</text:p>
      <text:p text:style-name="P21">4- <text:tab/>Leer nt_teo; </text:p>
      <text:p text:style-name="P21">5- <text:tab/>Escribir "Ingrese la nota practica del estudiante";</text:p>
      <text:p text:style-name="Standard">6- <text:tab/>Leer nt_prc;</text:p>
      <text:p text:style-name="Standard">7- <text:tab/>nt_df&lt;-(nt_teo * 0.7) + (nt_prc * 0.3);</text:p>
      <text:p text:style-name="P21">8- <text:tab/>si nt_df &gt; 6 Entonces ;</text:p>
      <text:p text:style-name="P21">9- <text:tab/><text:tab/>Escribir "El estudiante esta aprobado con la siguiente calificacion"; </text:p>
      <text:p text:style-name="P21"><text:soft-page-break/>10-<text:tab/><text:tab/>Escribir nt_df; </text:p>
      <text:p text:style-name="P21">11- <text:tab/>SiNo ; </text:p>
      <text:p text:style-name="P21">12- <text:tab/><text:tab/>Escribir "El estudiante esta desaprobado con la siguiente calificacion"; </text:p>
      <text:p text:style-name="P21">13- <text:tab/><text:tab/>Escribir nt_df; </text:p>
      <text:p text:style-name="P21">14- <text:tab/>FinSi </text:p>
      <text:p text:style-name="P21">15- FinAlgoritmo </text:p>
      <text:p text:style-name="P2"/>
      <text:p text:style-name="P12">Docuentacion</text:p>
      <text:p text:style-name="Standard"><text:span text:style-name="Fuente_20_de_20_párrafo_20_predeter."><text:span text:style-name="T2">Interna:</text:span></text:span><text:span text:style-name="Fuente_20_de_20_párrafo_20_predeter."><text:span text:style-name="T1"> </text:span></text:span></text:p>
      <text:p text:style-name="P2"/>
      <text:p text:style-name="Standard"><text:span text:style-name="Fuente_20_de_20_párrafo_20_predeter."><text:span text:style-name="T1">1-</text:span></text:span></text:p>
      <text:p text:style-name="Standard"><text:span text:style-name="Fuente_20_de_20_párrafo_20_predeter."><text:span text:style-name="T1">2- </text:span></text:span><text:span text:style-name="Fuente_20_de_20_párrafo_20_predeter."><text:span text:style-name="T7">// nt_df = nota definitiva, nt_teo = nota teorica, nt_prc = nota practica, se definen las 3 variables que se van a utilizar</text:span></text:span></text:p>
      <text:p text:style-name="Standard"><text:span text:style-name="Fuente_20_de_20_párrafo_20_predeter."><text:span text:style-name="T1">3- </text:span></text:span><text:span text:style-name="Fuente_20_de_20_párrafo_20_predeter."><text:span text:style-name="T7">// se le pide al usuario que ingrese la nota teorica</text:span></text:span></text:p>
      <text:p text:style-name="Standard"><text:span text:style-name="Fuente_20_de_20_párrafo_20_predeter."><text:span text:style-name="T1">4- </text:span></text:span><text:span text:style-name="Fuente_20_de_20_párrafo_20_predeter."><text:span text:style-name="T7">// se lee el dato que nos provee el usuario sobre la nota teorica</text:span></text:span></text:p>
      <text:p text:style-name="Standard"><text:span text:style-name="Fuente_20_de_20_párrafo_20_predeter."><text:span text:style-name="T1">5-</text:span></text:span><text:span text:style-name="Fuente_20_de_20_párrafo_20_predeter."><text:span text:style-name="T7"> // se le pide al usuario que ingrese la nota practica</text:span></text:span></text:p>
      <text:p text:style-name="Standard"><text:span text:style-name="Fuente_20_de_20_párrafo_20_predeter."><text:span text:style-name="T1">6- </text:span></text:span><text:span text:style-name="Fuente_20_de_20_párrafo_20_predeter."><text:span text:style-name="T7">//se lee el dato que nos provee el usuario sobre la nota practica</text:span></text:span></text:p>
      <text:p text:style-name="Standard"><text:span text:style-name="Fuente_20_de_20_párrafo_20_predeter."><text:span text:style-name="T1">7-</text:span></text:span><text:span text:style-name="Fuente_20_de_20_párrafo_20_predeter."><text:span text:style-name="T7"> // se hace una suma de el 70% de la nota teorica mas el 30% de la nota practica para dar con la nota definitiva</text:span></text:span></text:p>
      <text:p text:style-name="Standard"><text:span text:style-name="Fuente_20_de_20_párrafo_20_predeter."><text:span text:style-name="T1">8- </text:span></text:span><text:span text:style-name="Fuente_20_de_20_párrafo_20_predeter."><text:span text:style-name="T7">// se usa un if sobre la nota definitiva siendo mayor a 6</text:span></text:span></text:p>
      <text:p text:style-name="Standard"><text:span text:style-name="Fuente_20_de_20_párrafo_20_predeter."><text:span text:style-name="T1">9- </text:span></text:span><text:span text:style-name="Fuente_20_de_20_párrafo_20_predeter."><text:span text:style-name="T7">// se dice que el estudiante esta aprobado</text:span></text:span></text:p>
      <text:p text:style-name="Standard"><text:span text:style-name="Fuente_20_de_20_párrafo_20_predeter."><text:span text:style-name="T1">10- </text:span></text:span><text:span text:style-name="Fuente_20_de_20_párrafo_20_predeter."><text:span text:style-name="T7">// se escribe la nota definitiva que tiene el estudiante</text:span></text:span></text:p>
      <text:p text:style-name="Standard"><text:span text:style-name="Fuente_20_de_20_párrafo_20_predeter."><text:span text:style-name="T1">11- </text:span></text:span><text:span text:style-name="Fuente_20_de_20_párrafo_20_predeter."><text:span text:style-name="T7">// se usa un else sobre la nota definitiva siendo esta menor a 6</text:span></text:span></text:p>
      <text:p text:style-name="Standard"><text:span text:style-name="Fuente_20_de_20_párrafo_20_predeter."><text:span text:style-name="T1">12- </text:span></text:span><text:span text:style-name="Fuente_20_de_20_párrafo_20_predeter."><text:span text:style-name="T7">// se dice que el estudiante esta desaprobado</text:span></text:span></text:p>
      <text:p text:style-name="Standard"><text:span text:style-name="Fuente_20_de_20_párrafo_20_predeter."><text:span text:style-name="T1">13- </text:span></text:span><text:span text:style-name="Fuente_20_de_20_párrafo_20_predeter."><text:span text:style-name="T7">//se escribe la nota definitiva que tiene el estudiante</text:span></text:span></text:p>
      <text:p text:style-name="Standard"><text:span text:style-name="Fuente_20_de_20_párrafo_20_predeter."><text:span text:style-name="T1">14- </text:span></text:span><text:span text:style-name="Fuente_20_de_20_párrafo_20_predeter."><text:span text:style-name="T7">// se cierra el if</text:span></text:span></text:p>
      <text:p text:style-name="Standard"><text:span text:style-name="Fuente_20_de_20_párrafo_20_predeter."><text:span text:style-name="T1">15- </text:span></text:span><text:span text:style-name="Fuente_20_de_20_párrafo_20_predeter."><text:span text:style-name="T7">// se termina el algoritmo</text:span></text:span></text:p>
      <text:p text:style-name="P2"/>
      <text:p text:style-name="P2"/>
      <text:p text:style-name="P12">Externa:</text:p>
      <text:p text:style-name="P12"/>
      <text:p text:style-name="P2"/>
      <text:p text:style-name="P12"/>
      <text:p text:style-name="P22">Estructura de Decision Doble</text:p>
      <text:p text:style-name="P2">Se utilizan cuando un algoritmo o programa debe elegir entre dos alternativas dependiendo de una condición. Una estructura de decisión doble evalua una expresión lógica, si esta es verdadera se ejecuta un conjunto de instrucciones, y si es falsa ejecuta otro conjunto de instrucciones diferente. Se escribe de la siguiente forma en pseudocodigo: </text:p>
      <text:p text:style-name="P2"/>
      <text:p text:style-name="P2"><text:soft-page-break/></text:p>
      <text:p text:style-name="Standard"><text:span text:style-name="Fuente_20_de_20_párrafo_20_predeter."><text:span text:style-name="T8">Si</text:span></text:span><text:span text:style-name="Fuente_20_de_20_párrafo_20_predeter."><text:span text:style-name="T1"> condición </text:span></text:span><text:span text:style-name="Fuente_20_de_20_párrafo_20_predeter."><text:span text:style-name="T8">entonces</text:span></text:span></text:p>
      <text:p text:style-name="P2"><text:tab/>Instrucciones a ejecutar si la condición es verdadera</text:p>
      <text:p text:style-name="P23"><text:s/>SiNo</text:p>
      <text:p text:style-name="P2"><text:tab/>Instrucciones a ejecutar si la condición es falsa</text:p>
      <text:p text:style-name="Standard"><text:span text:style-name="Fuente_20_de_20_párrafo_20_predeter."><text:span text:style-name="T8">FinSi</text:span></text:span></text:p>
      <text:p text:style-name="P2"/>
      <text:p text:style-name="P2"/>
      <text:p text:style-name="P2"/>
      <text:p text:style-name="Standard"><text:span text:style-name="Fuente_20_de_20_párrafo_20_predeter."><text:span text:style-name="T2">Problema</text:span></text:span><text:span text:style-name="Fuente_20_de_20_párrafo_20_predeter."><text:span text:style-name="T1">: Una empresa de ventas de electrodomésticos tiene varios vendedores. Un vendedor además de su sueldo base, mensualmente recibe una comisión de acuerdo a las ventas que realiza; si en un mes vende mas de 10.000.000 de pesos, le corresponde una comisión del 5% sobre el total de las ventas, de lo contrario, si vende menos, la comisión es del 2%. Elaborar un algoritmo que calcule el salario neto mensual de un vendedor considerando su sueldo base y comisión.</text:span></text:span></text:p>
      <text:p text:style-name="P2"/>
      <text:p text:style-name="P2">Mostrar nombre del vendedor, sueldo base, comision y sueldo neto. </text:p>
      <text:p text:style-name="P21"/>
      <text:p text:style-name="P2"/>
      <text:p text:style-name="P2"/>
      <text:p text:style-name="P12">Analisis</text:p>
      <text:p text:style-name="P2"/>
      <text:p text:style-name="P2">Entrada: suel_bs</text:p>
      <text:p text:style-name="P24"><text:s text:c="6"/>comis</text:p>
      <text:p text:style-name="P24"><text:s text:c="6"/>ventas</text:p>
      <text:p text:style-name="P24"><text:s text:c="6"/>suel_nt</text:p>
      <text:p text:style-name="P24"><text:s text:c="6"/>nmb_vnd</text:p>
      <text:p text:style-name="P24"/>
      <text:p text:style-name="P2">Proceso: si ventas &gt; 10000000 Entonces;</text:p>
      <text:p text:style-name="P2"><text:tab/><text:tab/><text:tab/>comis&lt;-ventas * 0.05;</text:p>
      <text:p text:style-name="P25">suel_nt&lt;-suel_bs + comis;</text:p>
      <text:p text:style-name="P25"/>
      <text:p text:style-name="P24"><text:s text:c="6"/>SiNo</text:p>
      <text:p text:style-name="P2"><text:tab/><text:tab/><text:tab/>comis&lt;-ventas * 0.02;</text:p>
      <text:p text:style-name="P2"><text:tab/><text:tab/><text:tab/>suel_nt&lt;-suel_bs + comis;</text:p>
      <text:p text:style-name="P2"/>
      <text:p text:style-name="P2"><text:soft-page-break/>Si las ventas son mayores a 10000000 calcula la comisión del 5% y con eso calcula el sueldo neto, de lo contrario si es menor a 10000000 va a hacer el mismo calculo pero con una comisión del 2%.</text:p>
      <text:p text:style-name="P26"/>
      <text:p text:style-name="P2"/>
      <text:p text:style-name="P21"/>
      <text:p text:style-name="P2">Salida: nmb_vnd, suel_bs, comis, suel_nt</text:p>
      <text:p text:style-name="P2">Escribe algunos de los datos ingresados inicialmente y los datos calculados, nombre del vendedor, sueldo base, la comisión y el sueldo neto o total.</text:p>
      <text:p text:style-name="P2"/>
      <text:p text:style-name="P2"/>
      <text:p text:style-name="P2"/>
      <text:p text:style-name="P2"/>
      <text:p text:style-name="P2"/>
      <text:p text:style-name="P2"/>
      <text:p text:style-name="P2"/>
      <text:p text:style-name="P2">Diccionario de Variables</text:p>
      <table:table table:name="Table2" table:style-name="Table2">
        <table:table-column table:style-name="Table2.A" table:number-columns-repeated="2"/>
        <table:table-column table:style-name="Table2.C"/>
        <table:table-row>
          <table:table-cell table:style-name="Table2.A1" office:value-type="string">
            <text:p text:style-name="P2">Nombre</text:p>
          </table:table-cell>
          <table:table-cell table:style-name="Table2.A1" office:value-type="string">
            <text:p text:style-name="P2">Descripcion</text:p>
          </table:table-cell>
          <table:table-cell table:style-name="Table2.A1" office:value-type="string">
            <text:p text:style-name="P2">Tipo</text:p>
          </table:table-cell>
        </table:table-row>
        <table:table-row>
          <table:table-cell table:style-name="Table2.A1" office:value-type="string">
            <text:p text:style-name="P2">nmb_vnd</text:p>
          </table:table-cell>
          <table:table-cell table:style-name="Table2.A1" office:value-type="string">
            <text:p text:style-name="P2">Nombre del Vendedor</text:p>
          </table:table-cell>
          <table:table-cell table:style-name="Table2.A1" office:value-type="string">
            <text:p text:style-name="P2">Cadena</text:p>
          </table:table-cell>
        </table:table-row>
        <table:table-row>
          <table:table-cell table:style-name="Table2.A1" office:value-type="string">
            <text:p text:style-name="P2">suel_bs</text:p>
          </table:table-cell>
          <table:table-cell table:style-name="Table2.A1" office:value-type="string">
            <text:p text:style-name="P2">Sueldo Base</text:p>
          </table:table-cell>
          <table:table-cell table:style-name="Table2.A1" office:value-type="string">
            <text:p text:style-name="P2">Real</text:p>
          </table:table-cell>
        </table:table-row>
        <table:table-row>
          <table:table-cell table:style-name="Table2.A1" office:value-type="string">
            <text:p text:style-name="P2">Comis</text:p>
          </table:table-cell>
          <table:table-cell table:style-name="Table2.A1" office:value-type="string">
            <text:p text:style-name="P2">Comision</text:p>
          </table:table-cell>
          <table:table-cell table:style-name="Table2.A1" office:value-type="string">
            <text:p text:style-name="P2">Real</text:p>
          </table:table-cell>
        </table:table-row>
        <table:table-row>
          <table:table-cell table:style-name="Table2.A1" office:value-type="string">
            <text:p text:style-name="P2">suel_nt</text:p>
          </table:table-cell>
          <table:table-cell table:style-name="Table2.A1" office:value-type="string">
            <text:p text:style-name="P2">Sueldo Neto</text:p>
          </table:table-cell>
          <table:table-cell table:style-name="Table2.A1" office:value-type="string">
            <text:p text:style-name="P2">Real</text:p>
          </table:table-cell>
        </table:table-row>
        <table:table-row>
          <table:table-cell table:style-name="Table2.A1" office:value-type="string">
            <text:p text:style-name="P2">ventas</text:p>
          </table:table-cell>
          <table:table-cell table:style-name="Table2.A1" office:value-type="string">
            <text:p text:style-name="P2">Ventas</text:p>
          </table:table-cell>
          <table:table-cell table:style-name="Table2.A1" office:value-type="string">
            <text:p text:style-name="P2">Real</text:p>
          </table:table-cell>
        </table:table-row>
      </table:table>
      <text:p text:style-name="P20"><text:tab/></text:p>
      <text:p text:style-name="P12">Pseudocodigo:</text:p>
      <text:p text:style-name="P12"/>
      <text:p text:style-name="P21">1- Algoritmo empresa_ventas</text:p>
      <text:p text:style-name="P21">2- <text:tab/>Definir suel_bs, comis, ventas, suel_nt como Real;</text:p>
      <text:p text:style-name="P21">3- <text:tab/>Definir nmb_vnd como cadena;</text:p>
      <text:p text:style-name="P21">4- <text:tab/>Escribir "Ingrese el nombre del operador/vendedor";</text:p>
      <text:p text:style-name="P21">5-<text:tab/>Leer nmb_vnd;</text:p>
      <text:p text:style-name="P21">6- <text:tab/>Escribir "Ingrese el sueldo base que a obtenido";</text:p>
      <text:p text:style-name="P21">7- <text:tab/>Leer suel_bs;</text:p>
      <text:p text:style-name="P21">8- <text:tab/>Escribir "Ingrese las ventas que a realizado este mes";</text:p>
      <text:p text:style-name="P21">9- <text:tab/>Leer ventas; </text:p>
      <text:p text:style-name="P21">10- <text:tab/>si ventas &gt; 10000000 Entonces;</text:p>
      <text:p text:style-name="P21">11- <text:tab/><text:tab/>comis&lt;-ventas * 0.05;</text:p>
      <text:p text:style-name="P21">12- <text:tab/><text:tab/>suel_nt&lt;-suel_bs + comis;</text:p>
      <text:p text:style-name="P21">13- <text:tab/><text:tab/>Escribir "El nombre del vendedor es";</text:p>
      <text:p text:style-name="P21">14- <text:tab/><text:tab/>Escribir nmb_vnd;</text:p>
      <text:p text:style-name="P21">15- <text:tab/><text:tab/>Escribir "El sueldo base es";</text:p>
      <text:p text:style-name="P21">16- <text:tab/><text:tab/>Escribir suel_bs;</text:p>
      <text:p text:style-name="P21">17- <text:tab/><text:tab/>Escribir "La comision es";</text:p>
      <text:p text:style-name="P21"><text:soft-page-break/>18- <text:tab/><text:tab/>Escribir comis;</text:p>
      <text:p text:style-name="P21">19- <text:tab/><text:tab/>Escribir "El sueldo neto es";</text:p>
      <text:p text:style-name="P21">20- <text:tab/><text:tab/>Escribir suel_nt;<text:tab/><text:tab/></text:p>
      <text:p text:style-name="P21">21- <text:tab/>SiNo</text:p>
      <text:p text:style-name="P21">22- <text:tab/><text:tab/>comis&lt;-ventas * 0.02;</text:p>
      <text:p text:style-name="P21">23- <text:tab/><text:tab/>suel_nt&lt;-suel_bs + comis;</text:p>
      <text:p text:style-name="P21">24- <text:tab/><text:tab/>Escribir "El nombre del vendedor es";</text:p>
      <text:p text:style-name="P21">25- <text:tab/><text:tab/>Escribir nmb_vnd;</text:p>
      <text:p text:style-name="P21">26- <text:tab/><text:tab/>Escribir "El sueldo base es";</text:p>
      <text:p text:style-name="P21">27- <text:tab/><text:tab/>Escribir suel_bs;</text:p>
      <text:p text:style-name="P21">28- <text:tab/><text:tab/>Escribir "La comision es";</text:p>
      <text:p text:style-name="P21">29- <text:tab/><text:tab/>Escribir comis;</text:p>
      <text:p text:style-name="P21">30- <text:tab/><text:tab/>Escribir "El sueldo neto es";</text:p>
      <text:p text:style-name="P21">31- <text:tab/><text:tab/>Escribir suel_nt;</text:p>
      <text:p text:style-name="P21">32- <text:tab/>FinSi</text:p>
      <text:p text:style-name="P21">33- FinAlgoritmo</text:p>
      <text:p text:style-name="P21"/>
      <text:p text:style-name="P21"/>
      <text:p text:style-name="P21"/>
      <text:p text:style-name="P12">Documentacion: </text:p>
      <text:p text:style-name="P12"/>
      <text:p text:style-name="P12">Interna: </text:p>
      <text:p text:style-name="P21">1- // comienza el algoritmo llamado empresa_ventas</text:p>
      <text:p text:style-name="P21">2- // nmb_vnd = nombre del vendedor, se define una variable como cadena</text:p>
      <text:p text:style-name="P21">3- // suel_bs = sueldo base, comis = comision, ventas = ventas, suel_nt = sueldo neto, se definen tres variables como reales</text:p>
      <text:p text:style-name="P21">4- // se le pide al usuario que ingrese el nombre del operador/vendedor como cadena de caracteres</text:p>
      <text:p text:style-name="P21">5- // se lee el dato que nos ingresa el usuario sobre el nombre del vendedor como cadena de caracteres</text:p>
      <text:p text:style-name="P21">6- // se le pide al usuario que ingrese el sueldo base obtenido como real</text:p>
      <text:p text:style-name="P21">7- // se lee el dato que nos ingresa el usuario sobre el sueldo base como real</text:p>
      <text:p text:style-name="P21">8- // se le pide al usuario que ingrese las ventas realizadas ese mes como real</text:p>
      <text:p text:style-name="P21">9- // se lee el dato que nos ingresa el usuario sobre las ventas como real</text:p>
      <text:p text:style-name="P21">10- // se usa un if sobr la cantidad de ventas siendo mayor a 10000000</text:p>
      <text:p text:style-name="P21">11- // se hace una multiplicacion entre ventas y 0.05 para dar con la comision del 5% </text:p>
      <text:p text:style-name="P21">12- // se hace una suma entre el sueldo base y la comision para dar con el sueldo neto</text:p>
      <text:p text:style-name="P21">13- // se escribe el nombre del vendedor</text:p>
      <text:p text:style-name="P21">14- // se escribe el nombre del vendedor anteriormente dado</text:p>
      <text:p text:style-name="P21">15- // se escribe el sueldo base</text:p>
      <text:p text:style-name="P21">16- // se escribe el sueldo base anteriormente dado</text:p>
      <text:p text:style-name="P21">17- // se escribe la comision</text:p>
      <text:p text:style-name="P21">18- // se escribe la comision anteriormente calculada</text:p>
      <text:p text:style-name="P21">19- // se escribe el sueldo neto</text:p>
      <text:p text:style-name="P21">20- // se escribe el sueldo neto anteriormente dado</text:p>
      <text:p text:style-name="P21">21- // se hace un else en caso de que las ventas sean menores a 10000000</text:p>
      <text:p text:style-name="P21">22- // se hace una multiplicacion entre ventas y 0.02 para dar con la comision del 2%</text:p>
      <text:p text:style-name="P21">23- // se hace una suma entre el sueldo base y la comision para dar con el sueldo neto</text:p>
      <text:p text:style-name="P21">24- // se escribe el nombre del vendedor</text:p>
      <text:p text:style-name="P21">25- // se escribe el nombre del vendedor anteriormente dado</text:p>
      <text:p text:style-name="P21">26- // se escribe el sueldo base</text:p>
      <text:p text:style-name="P21">27- // se escribe el sueldo base anteriormente dado</text:p>
      <text:p text:style-name="P21"><text:soft-page-break/>28- // se escribe la comision</text:p>
      <text:p text:style-name="P21">29- // se escribe la comision anteriormente calculada</text:p>
      <text:p text:style-name="P21">30- // se escribe el sueldo neto</text:p>
      <text:p text:style-name="P21">31- // se escribe el sueldo neto anteriormente dado</text:p>
      <text:p text:style-name="P21">32- // se cierra el if</text:p>
      <text:p text:style-name="P21">33- // se termina el algoritmo</text:p>
      <text:p text:style-name="P12"/>
      <text:p text:style-name="P12">Externa: <text:s/></text:p>
      <text:p text:style-name="P12"/>
      <text:p text:style-name="P12"/>
      <text:p text:style-name="P2">Martes, 29 de Julio</text:p>
      <text:p text:style-name="P2"/>
      <text:p text:style-name="Standard"><text:span text:style-name="Fuente_20_de_20_párrafo_20_predeter."><text:span text:style-name="T1"><text:tab/><text:tab/><text:tab/></text:span></text:span><text:span text:style-name="Fuente_20_de_20_párrafo_20_predeter."><text:span text:style-name="T2">Bucles Iterativos</text:span></text:span></text:p>
      <text:p text:style-name="P2"/>
      <text:p text:style-name="P2">Iteracion: también conocida como repetición, permite ejecutar (o repetir) un código de una o muchas líneas varias veces. Es posible que el código no se ejecute en absoluto, se ejecute un numero fijo de veces o se ejecute indefinidamente hasta que se cumpla alguna condición. </text:p>
      <text:p text:style-name="P2"/>
      <text:p text:style-name="P2">Una bulce FOR (para) es una estructura de control repetitiva que permite ejecutar un bloque de código un numero especifico de veces. Se utiliza cuando se conoce de antemano la cantidad de iteraciones necesarias.</text:p>
      <text:p text:style-name="P2"/>
      <text:p text:style-name="P2">La estructura básica de un bucle for incluye una inicialización, una condición de continuación y una actualización de la variable de control. </text:p>
      <text:p text:style-name="P2"/>
      <text:list xml:id="list1153621700" text:style-name="L13">
        <text:list-item>
          <text:p text:style-name="P27">Inicializacion: Se establece el valor inicial de la variable de control.</text:p>
        </text:list-item>
        <text:list-item>
          <text:p text:style-name="P27">Condicion: Se evalua una condición antes de cada iteración. Si la condición es verdadera, el bloque de código se ejecuta. Si es falsa el bucle termina.</text:p>
        </text:list-item>
        <text:list-item>
          <text:p text:style-name="P27">Actualizacion: Se modifica la variable de control después de cada iteración.</text:p>
        </text:list-item>
      </text:list>
      <text:p text:style-name="P2"/>
      <text:p text:style-name="P2">Ejm: Generar tabla de multiplicar usando bucle for (para) </text:p>
      <text:p text:style-name="P2"><text:s/></text:p>
      <text:list text:style-name="L14">
        <text:list-item>
          <text:p text:style-name="P28">Definimos el numero para la tabla</text:p>
        </text:list-item>
        <text:list-item>
          <text:p text:style-name="P28">Definir el limite para la tabla</text:p>
        </text:list-item>
        <text:list-item>
          <text:p text:style-name="P29"><text:span text:style-name="Fuente_20_de_20_párrafo_20_predeter."><text:span text:style-name="T1">Utilizar un bucle for para iterar desde 1 hasta limite calculando y mostrando la multiplicación en cada paso <text:tab/></text:span></text:span></text:p>
        </text:list-item>
      </text:list>
      <text:p text:style-name="P2"/>
      <text:p text:style-name="P2"/>
      <text:p text:style-name="P2"><text:soft-page-break/>5-8-25</text:p>
      <text:p text:style-name="P2"/>
      <text:p text:style-name="P2"><text:tab/><text:tab/><text:tab/>Introduccion a la Programacion </text:p>
      <text:p text:style-name="P2"/>
      <text:p text:style-name="P2"><text:tab/><text:tab/>Bucle FOR (para) </text:p>
      <text:p text:style-name="Standard"><text:span text:style-name="Fuente_20_de_20_párrafo_20_predeter."><text:span text:style-name="T1">Para &lt;variable&gt; </text:span></text:span><text:span text:style-name="Fuente_20_de_20_párrafo_20_predeter."><text:span text:style-name="T9"></text:span></text:span><text:span text:style-name="Fuente_20_de_20_párrafo_20_predeter."><text:span text:style-name="T1"> &lt;valor_inicial&gt; hasta &lt;valor_final&gt; con paso &lt;numero&gt; hacer &lt;instrucciones_a_repetir&gt;</text:span></text:span></text:p>
      <text:p text:style-name="P2"/>
      <text:p text:style-name="Standard"><text:span text:style-name="Fuente_20_de_20_párrafo_20_predeter."><text:span text:style-name="T1">Para cont </text:span></text:span><text:span text:style-name="Fuente_20_de_20_párrafo_20_predeter."><text:span text:style-name="T9"></text:span></text:span><text:span text:style-name="Fuente_20_de_20_párrafo_20_predeter."><text:span text:style-name="T1">i hasta 5 con paso 1 hacer</text:span></text:span></text:p>
      <text:p text:style-name="P2"><text:tab/>Escribir “nombre”</text:p>
      <text:p text:style-name="Standard"><text:span text:style-name="Fuente_20_de_20_párrafo_20_predeter."><text:span text:style-name="T1"><text:tab/>Fin para</text:span></text:span></text:p>
      <text:p text:style-name="P2"/>
      <text:p text:style-name="P2"/>
      <text:p text:style-name="P2">12-8-25 </text:p>
      <text:p text:style-name="P2"/>
      <text:p text:style-name="P2"><text:tab/><text:tab/>Estructuras while (mientras) y do-while (repetir mientras)</text:p>
      <text:p text:style-name="Standard"><text:span text:style-name="Fuente_20_de_20_párrafo_20_predeter."><text:span text:style-name="T1">Se utilizan para repetir bloques de código mientras se cumple una condición. La diferencia principal es que do-while ejecuta el bloque al menos una vez antes de evaluar la condición. Mientras que while evalua la condición antes de ejecutar el bloque.</text:span></text:span></text:p>
      <text:p text:style-name="P21"/>
      <text:p text:style-name="P21"/>
      <text:p text:style-name="P21"/>
      <text:p text:style-name="P21"/>
      <text:p text:style-name="Standard"><text:span text:style-name="Fuente_20_de_20_párrafo_20_predeter."><text:span text:style-name="T7"><text:tab/><text:tab/></text:span></text:span><text:span text:style-name="Fuente_20_de_20_párrafo_20_predeter."><text:span text:style-name="T10">Trabajo Practico: Introduccion a la Programacion</text:span></text:span></text:p>
      <text:p text:style-name="P30"/>
      <text:list text:style-name="L15">
        <text:list-item>
          <text:p text:style-name="P31">Que es una variable? Que es una constante? <text:s/>De ejemplos de cada tipo de variables según el dato que almacenan</text:p>
        </text:list-item>
      </text:list>
      <text:p text:style-name="P30">Una variable es como una caja marcada en la memoria que se usa para almacenar datos. Puede cambiar durante la ejecución del programa. </text:p>
      <text:p text:style-name="P30">Una variable puede ser un carácter, una cadena de caracteres, un entero, un real o como lógico. Esos son los distintos tipos de datos que puede almacenar dentro.</text:p>
      <text:p text:style-name="P30"/>
      <text:p text:style-name="P32">Una <text:s/>constante es también un espacio en la memoria pero que no puede ser modificado. Se usa para valores que no cambiaran.</text:p>
      <text:p text:style-name="P30"/>
      <text:list text:continue-numbering="true" text:style-name="L15">
        <text:list-item>
          <text:p text:style-name="P31">Explica como funciona el operador DIV y MOD. Brinda un ejemplo de cada uno</text:p>
        </text:list-item>
      </text:list>
      <text:p text:style-name="P30"><text:soft-page-break/>El operador DIV realiza una divison entera. Es decir, toma la parte entera del cociente de la división, deja de lado la parte decimal. Por ejemplo: al dividir 10 entre 3, el resultado es 3,3333, pero el operador DIV solo retorna el 3. </text:p>
      <text:p text:style-name="P30"/>
      <text:p text:style-name="P30">El operador MOD calcula el resto de una división. Es decir, después de realizar una división entera, te da lo que sobro. Usando el mismo ejemplo de 10 dividido 3, la división entera es 3 y el resto es 1. El operador MOD retorna 1. </text:p>
      <text:p text:style-name="P30"/>
      <text:p text:style-name="P30"/>
      <text:list text:continue-numbering="true" text:style-name="L15">
        <text:list-item>
          <text:p text:style-name="P31">Abre pseint y arma una lista de los operadores algebraicos, lógicos y relacionales, agrega la descripción de cada uno. </text:p>
        </text:list-item>
      </text:list>
      <text:p text:style-name="P33">Operadores Algebraicos</text:p>
      <text:p text:style-name="P30">Suma + </text:p>
      <text:p text:style-name="P30">Resta – </text:p>
      <text:p text:style-name="P30">Multiplicacion *</text:p>
      <text:p text:style-name="P30">Division / </text:p>
      <text:p text:style-name="P30">Modulo MOD <text:tab/></text:p>
      <text:p text:style-name="P30"/>
      <text:p text:style-name="P34">Operadores Relacionales</text:p>
      <text:p text:style-name="P30">Igual a ==</text:p>
      <text:p text:style-name="P30">Diferente de =</text:p>
      <text:p text:style-name="P30">Mayor que &gt;</text:p>
      <text:p text:style-name="P30">Menor que &lt;</text:p>
      <text:p text:style-name="P30">Mayor o igual que &gt;= </text:p>
      <text:p text:style-name="P30">Menor o igual que &lt;=</text:p>
      <text:p text:style-name="P30"/>
      <text:p text:style-name="P30"><text:tab/>Operadores Logicos</text:p>
      <text:p text:style-name="P30">Conjuncion Y</text:p>
      <text:p text:style-name="P30">Disyuncion O</text:p>
      <text:p text:style-name="P30">Negacion NO</text:p>
      <text:p text:style-name="P30"/>
      <text:p text:style-name="P30"/>
      <text:p text:style-name="P30"/>
      <text:list xml:id="list120737998804918" text:continue-numbering="true" text:style-name="L15">
        <text:list-item>
          <text:p text:style-name="P31">Explica el bucle for y detalla cada una de sus partes. Escribe un ejemplo en pseudocodoigo.</text:p>
        </text:list-item>
      </text:list>
      <text:p text:style-name="P2"/>
      <text:p text:style-name="P2">Una bulce FOR (para) es una estructura de control repetitiva que permite ejecutar un bloque de código un numero especifico de veces. Se utiliza cuando se conoce de antemano la cantidad de iteraciones necesarias.</text:p>
      <text:p text:style-name="P2"/>
      <text:p text:style-name="P2"><text:soft-page-break/>La estructura básica de un bucle for incluye una inicialización, una condición de continuación y una actualización de la variable de control. </text:p>
      <text:p text:style-name="P2"/>
      <text:list text:continue-list="list1153621700" text:style-name="L13">
        <text:list-item>
          <text:p text:style-name="P27">Inicializacion: Se establece el valor inicial de la variable de control.</text:p>
        </text:list-item>
        <text:list-item>
          <text:p text:style-name="P27">Condicion: Se evalua una condición antes de cada iteración. Si la condición es verdadera, el bloque de código se ejecuta. Si es falsa el bucle termina.</text:p>
        </text:list-item>
        <text:list-item>
          <text:p text:style-name="P27">Actualizacion: Se modifica la variable de control después de cada iteración.</text:p>
        </text:list-item>
      </text:list>
      <text:p text:style-name="P2"/>
      <text:p text:style-name="P2">Algoritmo for</text:p>
      <text:p text:style-name="P2"><text:tab/>Definir num, limite, resultado, contador Como Entero; </text:p>
      <text:p text:style-name="P2"><text:tab/>Escribir "Ingrese un numero para generar tabla"; </text:p>
      <text:p text:style-name="P2"><text:tab/>Leer num; </text:p>
      <text:p text:style-name="P2"><text:tab/>Escribir "Ingrese el limite de la tabla"; </text:p>
      <text:p text:style-name="P2"><text:tab/>Leer limite; </text:p>
      <text:p text:style-name="P2"><text:tab/>Para contador &lt;-1 Hasta limite Con Paso 1 Hacer; </text:p>
      <text:p text:style-name="P2"><text:tab/><text:tab/>resultado &lt;- num * contador;</text:p>
      <text:p text:style-name="P2"><text:tab/><text:tab/>Escribir num, "*" contador, "=" resultado; </text:p>
      <text:p text:style-name="P2"><text:tab/>FinPara</text:p>
      <text:p text:style-name="P2">FinAlgoritmo</text:p>
      <text:p text:style-name="P30"/>
      <text:p text:style-name="P30"/>
      <text:p text:style-name="P30"/>
      <text:p text:style-name="P30"/>
      <text:list text:continue-list="list120737998804918" text:style-name="L15">
        <text:list-item>
          <text:p text:style-name="P35"><text:span text:style-name="Fuente_20_de_20_párrafo_20_predeter."><text:span text:style-name="T11">Explica el bucle while y do-while. </text:span></text:span><text:span text:style-name="Fuente_20_de_20_párrafo_20_predeter."><text:span text:style-name="T10">Escribe un ejemplo en pseudocodigo.</text:span></text:span></text:p>
        </text:list-item>
      </text:list>
      <text:p text:style-name="P30"/>
      <text:p text:style-name="P30">Bucle while: El bucle while es un bucle de entrada. Esto significa que la condición se evalua antes de que el bloque de código se ejecute. Entonces si la condición es falsa no se va a ejecutar.</text:p>
      <text:p text:style-name="P30"/>
      <text:p text:style-name="P30">Algoritmo while</text:p>
      <text:p text:style-name="P30"><text:tab/>Definir numer, suma Como Entero;</text:p>
      <text:p text:style-name="P30"><text:tab/>suma&lt;-0</text:p>
      <text:p text:style-name="P30"><text:tab/>numer&lt;-1</text:p>
      <text:p text:style-name="P30"><text:tab/>Mientras numer &lt;&gt; 0 Hacer</text:p>
      <text:p text:style-name="P30"><text:tab/><text:tab/>Escribir "Ingrese un numero, ingrese 0 para finalizar";</text:p>
      <text:p text:style-name="P30"><text:tab/><text:tab/>Leer numer;</text:p>
      <text:p text:style-name="P30"><text:tab/><text:tab/>suma&lt;-suma+numer</text:p>
      <text:p text:style-name="P30"><text:tab/><text:tab/>Escribir suma <text:tab/><text:tab/></text:p>
      <text:p text:style-name="P30"><text:soft-page-break/><text:tab/>FinMientras</text:p>
      <text:p text:style-name="P30"><text:tab/>Escribir "La suma de los numeros ingresados es: ",suma;</text:p>
      <text:p text:style-name="P30">FinAlgoritmo</text:p>
      <text:p text:style-name="P30"/>
      <text:p text:style-name="P30">Bucle do-while: El bucle do-while es un bucle de salida. Esto significa que el bloque de código se ejecuta al menos una vez, y la condición se evalua después de esa primera ejecución. Mientras la condición sea verdadera, se repetirá.</text:p>
      <text:p text:style-name="P30"/>
      <text:p text:style-name="P30">Algoritmo while</text:p>
      <text:p text:style-name="P30"><text:tab/>Definir numer, suma Como Entero;</text:p>
      <text:p text:style-name="P30"><text:tab/>suma&lt;-0</text:p>
      <text:p text:style-name="P30"><text:tab/>numer&lt;-1</text:p>
      <text:p text:style-name="P30"><text:tab/>Repetir</text:p>
      <text:p text:style-name="P30"><text:tab/><text:tab/>Escribir "Ingrese un numero, ingrese 0 para finalizar";</text:p>
      <text:p text:style-name="P30"><text:tab/><text:tab/>Leer numer;</text:p>
      <text:p text:style-name="P30"><text:tab/><text:tab/>suma&lt;-suma+numer</text:p>
      <text:p text:style-name="P30"><text:tab/><text:tab/>Escribir suma <text:tab/><text:tab/></text:p>
      <text:p text:style-name="P30"><text:tab/>Hasta que numer=0</text:p>
      <text:p text:style-name="P30"><text:tab/>Escribir "La suma de los numeros ingresados es: ",suma;</text:p>
      <text:p text:style-name="P30">FinAlgoritmo</text:p>
      <text:p text:style-name="P36"/>
      <text:list text:continue-numbering="true" text:style-name="L15">
        <text:list-item>
          <text:p text:style-name="P35"><text:span text:style-name="Fuente_20_de_20_párrafo_20_predeter."><text:span text:style-name="T10">Que es un diagrama de flujo? Escribe un ejemplo partiendo de algún ejercicio realizando en clases.<text:tab/></text:span></text:span></text:p>
        </text:list-item>
      </text:list>
      <text:p text:style-name="P30"/>
      <text:p text:style-name="P30">Un diagrama de flujo es una representación gráfica de un proceso, sistema o algoritmo, que muestra los pasos o actividades en orden secuencial mediante símbolos estandarizados conectados por flechas.</text:p>
      <text:p text:style-name="P30"/>
      <text:p text:style-name="P30"/>
      <text:p text:style-name="P30"/>
      <text:p text:style-name="P30">Martes 28 de Octubre</text:p>
      <text:p text:style-name="P30"/>
      <text:p text:style-name="P30"><text:tab/>Diseñar un algoritmo que encienda un LED cada 3 iteraciones</text:p>
      <text:list text:style-name="L16">
        <text:list-item>
          <text:p text:style-name="P37"><text:span text:style-name="Fuente_20_de_20_párrafo_20_predeter."><text:span text:style-name="T12">Se usara una variable contador que comienza en cero.</text:span></text:span></text:p>
        </text:list-item>
        <text:list-item>
          <text:p text:style-name="P37"><text:span text:style-name="Fuente_20_de_20_párrafo_20_predeter."><text:span text:style-name="T12">Cada vez que el programa se ejecuta, el contador aumenta en 1</text:span></text:span></text:p>
        </text:list-item>
        <text:list-item>
          <text:p text:style-name="P37"><text:span text:style-name="Fuente_20_de_20_párrafo_20_predeter."><text:span text:style-name="T12">Si contador es multiplo de 3 el LED se enciende</text:span></text:span></text:p>
        </text:list-item>
        <text:list-item>
          <text:p text:style-name="P37"><text:span text:style-name="Fuente_20_de_20_párrafo_20_predeter."><text:span text:style-name="T12">En caso contrario, el LED permanece apagado</text:span></text:span></text:p>
        </text:list-item>
      </text:list>
      <text:p text:style-name="P38"/>
      <text:p text:style-name="P38"/>
      <text:p text:style-name="P38"/>
      <table:table table:name="Table3" table:style-name="Table3">
        <table:table-column table:style-name="Table3.A" table:number-columns-repeated="2"/>
        <table:table-column table:style-name="Table3.C" table:number-columns-repeated="3"/>
        <table:table-row>
          <table:table-cell table:style-name="Table3.A1" office:value-type="string">
            <text:p text:style-name="P38">Iteracion</text:p>
          </table:table-cell>
          <table:table-cell table:style-name="Table3.A1" office:value-type="string">
            <text:p text:style-name="P38">Contador</text:p>
          </table:table-cell>
          <table:table-cell table:style-name="Table3.A1" office:value-type="string">
            <text:p text:style-name="P39">Contador MOD3</text:p>
          </table:table-cell>
          <table:table-cell table:style-name="Table3.A1" office:value-type="string">
            <text:p text:style-name="P38">Decision</text:p>
          </table:table-cell>
          <table:table-cell table:style-name="Table3.A1" office:value-type="string">
            <text:p text:style-name="P38">Led (salida)</text:p>
          </table:table-cell>
        </table:table-row>
        <table:table-row>
          <table:table-cell table:style-name="Table3.A1" office:value-type="string">
            <text:p text:style-name="P38">0</text:p>
          </table:table-cell>
          <table:table-cell table:style-name="Table3.A1" office:value-type="string">
            <text:p text:style-name="P38">1</text:p>
          </table:table-cell>
          <table:table-cell table:style-name="Table3.A1" office:value-type="string">
            <text:p text:style-name="P38">0</text:p>
          </table:table-cell>
          <table:table-cell table:style-name="Table3.A1" office:value-type="string">
            <text:p text:style-name="P38">No es multiplo de 3</text:p>
          </table:table-cell>
          <table:table-cell table:style-name="Table3.A1" office:value-type="string">
            <text:p text:style-name="P38">Apagado 0</text:p>
          </table:table-cell>
        </table:table-row>
        <text:soft-page-break/>
        <table:table-row>
          <table:table-cell table:style-name="Table3.A1" office:value-type="string">
            <text:p text:style-name="P38">1</text:p>
          </table:table-cell>
          <table:table-cell table:style-name="Table3.A1" office:value-type="string">
            <text:p text:style-name="P38">2</text:p>
          </table:table-cell>
          <table:table-cell table:style-name="Table3.A1" office:value-type="string">
            <text:p text:style-name="P38">0</text:p>
          </table:table-cell>
          <table:table-cell table:style-name="Table3.A1" office:value-type="string">
            <text:p text:style-name="P38">No es multiplo de 3</text:p>
          </table:table-cell>
          <table:table-cell table:style-name="Table3.A1" office:value-type="string">
            <text:p text:style-name="P38">Apagado 0</text:p>
          </table:table-cell>
        </table:table-row>
        <table:table-row>
          <table:table-cell table:style-name="Table3.A1" office:value-type="string">
            <text:p text:style-name="P38">2</text:p>
          </table:table-cell>
          <table:table-cell table:style-name="Table3.A1" office:value-type="string">
            <text:p text:style-name="P38">3</text:p>
          </table:table-cell>
          <table:table-cell table:style-name="Table3.A1" office:value-type="string">
            <text:p text:style-name="P38">1</text:p>
          </table:table-cell>
          <table:table-cell table:style-name="Table3.A1" office:value-type="string">
            <text:p text:style-name="P38">Es multiplo de 3</text:p>
          </table:table-cell>
          <table:table-cell table:style-name="Table3.A1" office:value-type="string">
            <text:p text:style-name="P38">Encendido 1</text:p>
          </table:table-cell>
        </table:table-row>
        <table:table-row>
          <table:table-cell table:style-name="Table3.A1" office:value-type="string">
            <text:p text:style-name="P38">3</text:p>
          </table:table-cell>
          <table:table-cell table:style-name="Table3.A1" office:value-type="string">
            <text:p text:style-name="P38">4</text:p>
          </table:table-cell>
          <table:table-cell table:style-name="Table3.A1" office:value-type="string">
            <text:p text:style-name="P38">0</text:p>
          </table:table-cell>
          <table:table-cell table:style-name="Table3.A1" office:value-type="string">
            <text:p text:style-name="P38">No es multiplo de 3</text:p>
          </table:table-cell>
          <table:table-cell table:style-name="Table3.A1" office:value-type="string">
            <text:p text:style-name="P38">Apagado 0</text:p>
          </table:table-cell>
        </table:table-row>
        <table:table-row>
          <table:table-cell table:style-name="Table3.A1" office:value-type="string">
            <text:p text:style-name="P38">4</text:p>
          </table:table-cell>
          <table:table-cell table:style-name="Table3.A1" office:value-type="string">
            <text:p text:style-name="P38">5</text:p>
          </table:table-cell>
          <table:table-cell table:style-name="Table3.A1" office:value-type="string">
            <text:p text:style-name="P38">0</text:p>
          </table:table-cell>
          <table:table-cell table:style-name="Table3.A1" office:value-type="string">
            <text:p text:style-name="P38">No es multiplo de 3</text:p>
          </table:table-cell>
          <table:table-cell table:style-name="Table3.A1" office:value-type="string">
            <text:p text:style-name="P38">Apagado 0</text:p>
          </table:table-cell>
        </table:table-row>
        <table:table-row>
          <table:table-cell table:style-name="Table3.A1" office:value-type="string">
            <text:p text:style-name="P38">5</text:p>
          </table:table-cell>
          <table:table-cell table:style-name="Table3.A1" office:value-type="string">
            <text:p text:style-name="P38">6</text:p>
          </table:table-cell>
          <table:table-cell table:style-name="Table3.A1" office:value-type="string">
            <text:p text:style-name="P38">1</text:p>
          </table:table-cell>
          <table:table-cell table:style-name="Table3.A1" office:value-type="string">
            <text:p text:style-name="P38">Es multiplo de 3</text:p>
          </table:table-cell>
          <table:table-cell table:style-name="Table3.A1" office:value-type="string">
            <text:p text:style-name="P38">Encendido 1</text:p>
          </table:table-cell>
        </table:table-row>
        <table:table-row>
          <table:table-cell table:style-name="Table3.A1" office:value-type="string">
            <text:p text:style-name="P38">6</text:p>
          </table:table-cell>
          <table:table-cell table:style-name="Table3.A1" office:value-type="string">
            <text:p text:style-name="P38">7</text:p>
          </table:table-cell>
          <table:table-cell table:style-name="Table3.A1" office:value-type="string">
            <text:p text:style-name="P38">0</text:p>
          </table:table-cell>
          <table:table-cell table:style-name="Table3.A1" office:value-type="string">
            <text:p text:style-name="P38">No es multiplo de 3</text:p>
          </table:table-cell>
          <table:table-cell table:style-name="Table3.A1" office:value-type="string">
            <text:p text:style-name="P38">Apagado 0</text:p>
          </table:table-cell>
        </table:table-row>
        <table:table-row>
          <table:table-cell table:style-name="Table3.A1" office:value-type="string">
            <text:p text:style-name="P38">7</text:p>
          </table:table-cell>
          <table:table-cell table:style-name="Table3.A1" office:value-type="string">
            <text:p text:style-name="P38">8</text:p>
          </table:table-cell>
          <table:table-cell table:style-name="Table3.A1" office:value-type="string">
            <text:p text:style-name="P38">0</text:p>
          </table:table-cell>
          <table:table-cell table:style-name="Table3.A1" office:value-type="string">
            <text:p text:style-name="P38">No es multiplo de 3</text:p>
          </table:table-cell>
          <table:table-cell table:style-name="Table3.A1" office:value-type="string">
            <text:p text:style-name="P38">Apagado 0</text:p>
          </table:table-cell>
        </table:table-row>
        <table:table-row>
          <table:table-cell table:style-name="Table3.A1" office:value-type="string">
            <text:p text:style-name="P38">8</text:p>
          </table:table-cell>
          <table:table-cell table:style-name="Table3.A1" office:value-type="string">
            <text:p text:style-name="P38">9</text:p>
          </table:table-cell>
          <table:table-cell table:style-name="Table3.A1" office:value-type="string">
            <text:p text:style-name="P38">1</text:p>
          </table:table-cell>
          <table:table-cell table:style-name="Table3.A1" office:value-type="string">
            <text:p text:style-name="P38">Es multiplo de 3</text:p>
          </table:table-cell>
          <table:table-cell table:style-name="Table3.A1" office:value-type="string">
            <text:p text:style-name="P38">Encendido 1</text:p>
          </table:table-cell>
        </table:table-row>
      </table:table>
      <text:p text:style-name="P38"/>
      <text:p text:style-name="P38"/>
      <text:p text:style-name="P38"/>
      <text:p text:style-name="P38"/>
      <text:p text:style-name="P40">Introduccion a la programacion</text:p>
      <text:p text:style-name="P40"/>
      <text:p text:style-name="P41">18/11 Parcial</text:p>
      <text:p text:style-name="P41">25/11 Recuperacion</text:p>
      <text:p text:style-name="P41"/>
      <text:p text:style-name="P41">Escribe un programa que pregunte al usuario por el numero de horas trabajadas y el costo por hora. Mostrar por pantalla el sueldo correspondiente</text:p>
      <text:p text:style-name="P41"/>
      <text:p text:style-name="P41"/>
      <text:p text:style-name="P41">ENTRADA: </text:p>
      <text:p text:style-name="P41">numero de horas = numh</text:p>
      <text:p text:style-name="P41">costo por hora = costh</text:p>
      <text:p text:style-name="P41"/>
      <text:p text:style-name="P41">PROCESO: </text:p>
      <text:p text:style-name="P41">sueldo = numh * costh</text:p>
      <text:p text:style-name="P41"/>
      <text:p text:style-name="P41">SALIDA: </text:p>
      <text:p text:style-name="P41">sueldo</text:p>
      <text:p text:style-name="P41"/>
      <text:p text:style-name="P42">Diccionario de datos</text:p>
      <table:table table:name="Table4" table:style-name="Table4">
        <table:table-column table:style-name="Table4.A" table:number-columns-repeated="3"/>
        <table:table-row>
          <table:table-cell table:style-name="Table4.A1" office:value-type="string">
            <text:p text:style-name="P43">Nombre</text:p>
          </table:table-cell>
          <table:table-cell table:style-name="Table4.A1" office:value-type="string">
            <text:p text:style-name="P43">Descripcion</text:p>
          </table:table-cell>
          <table:table-cell table:style-name="Table4.C1" office:value-type="string">
            <text:p text:style-name="P43">Tipo</text:p>
          </table:table-cell>
        </table:table-row>
        <table:table-row>
          <table:table-cell table:style-name="Table4.A2" office:value-type="string">
            <text:p text:style-name="P43">numh</text:p>
          </table:table-cell>
          <table:table-cell table:style-name="Table4.A2" office:value-type="string">
            <text:p text:style-name="P44">Numero de horas trabajado</text:p>
          </table:table-cell>
          <table:table-cell table:style-name="Table4.C2" office:value-type="string">
            <text:p text:style-name="P44">Real</text:p>
          </table:table-cell>
        </table:table-row>
        <table:table-row>
          <table:table-cell table:style-name="Table4.A2" office:value-type="string">
            <text:p text:style-name="P43">costh</text:p>
          </table:table-cell>
          <table:table-cell table:style-name="Table4.A2" office:value-type="string">
            <text:p text:style-name="P44">Costo por hora</text:p>
          </table:table-cell>
          <table:table-cell table:style-name="Table4.C2" office:value-type="string">
            <text:p text:style-name="P44">Real</text:p>
          </table:table-cell>
        </table:table-row>
        <table:table-row>
          <table:table-cell table:style-name="Table4.A2" office:value-type="string">
            <text:p text:style-name="P43">sueldo</text:p>
          </table:table-cell>
          <table:table-cell table:style-name="Table4.A2" office:value-type="string">
            <text:p text:style-name="P44">Sueldo correspondiente</text:p>
          </table:table-cell>
          <table:table-cell table:style-name="Table4.C2" office:value-type="string">
            <text:p text:style-name="P44">Real</text:p>
          </table:table-cell>
        </table:table-row>
      </table:table>
      <text:p text:style-name="P42"/>
      <text:p text:style-name="P42"/>
      <text:p text:style-name="P45">Algoritmo sueldo;</text:p>
      <text:p text:style-name="P45">Definir numh, costh, sueldo como Real;</text:p>
      <text:p text:style-name="P45">Escribir “Inserte el numero de horas trabajadas”;</text:p>
      <text:p text:style-name="P45">Leer numh;</text:p>
      <text:p text:style-name="P45">Escribir “Inserte el costo por hora”;</text:p>
      <text:p text:style-name="P45">Leer costh;</text:p>
      <text:p text:style-name="P45">S &lt;-- numh * costh;</text:p>
      <text:p text:style-name="P45"><text:soft-page-break/>Mostrar “El sueldo correspondiente es”, sueldo;</text:p>
      <text:p text:style-name="P45">FinAlgoritmo;</text:p>
      <text:p text:style-name="P45"/>
      <text:p text:style-name="P46">Escribir un programa que almacene una <text:s/>contrasena en una variable, pregunte al usuario por la misma e imprima por pantalla si la contrasena introducida es correcta o incorrecta.</text:p>
      <text:p text:style-name="P46"/>
      <text:p text:style-name="P46">ENTRADA: </text:p>
      <text:p text:style-name="P46">contrasena = cont</text:p>
      <text:p text:style-name="P46">contrasena usuario = cont2</text:p>
      <text:p text:style-name="P46"/>
      <text:p text:style-name="P46">PROCESO: </text:p>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ítulo" style:family="paragraph" style:parent-style-name="Normal" style:next-style-name="Normal">
      <style:paragraph-properties fo:margin-top="0in" fo:margin-bottom="0in" style:contextual-spacing="true" fo:hyphenation-ladder-count="no-limit" fo:hyphenation-keep="auto" loext:hyphenation-keep-type="column"/>
      <style:text-properties style:font-name="Calibri Light" fo:font-family="'Calibri Light'" style:font-family-generic="swiss" style:font-pitch="variable" fo:font-size="28pt" fo:letter-spacing="-0.0071in"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fo:hyphenation-keep="auto" loext:hyphenation-keep-type="column">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fo:hyphenation-keep="auto" loext:hyphenation-keep-type="column">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0.5in" fo:margin-top="0in" fo:margin-bottom="0in" style:contextual-spacing="tru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Symbol" fo:font-family="Symbol" style:font-family-generic="roman" style:font-pitch="variable" style:font-charset="x-symbol" style:font-name-asian="DejaVu Sans" style:font-family-asian="'DejaVu Sans'" style:font-family-generic-asian="system" style:font-pitch-asian="variable" style:font-name-complex="FreeSans" style:font-family-complex="FreeSans" style:font-family-generic-complex="system"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dc:title/>
    <dc:description/>
    <dc:subject/>
    <meta:initial-creator>Estudiante</meta:initial-creator>
    <meta:creation-date>2025-03-11T10:19:00Z</meta:creation-date>
    <dc:date>2025-11-11T12:07:36.008917107</dc:date>
    <meta:editing-cycles>7</meta:editing-cycles>
    <meta:editing-duration>PT4H8M41S</meta:editing-duration>
    <meta:document-statistic meta:table-count="4" meta:image-count="0" meta:object-count="0" meta:page-count="24" meta:paragraph-count="525" meta:word-count="5116" meta:character-count="31005" meta:non-whitespace-character-count="26120"/>
    <meta:template xlink:type="simple" xlink:actuate="onRequest" xlink:title="" xlink:href="Normal"/>
  </office:meta>
</office:document-meta>
</file>